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2" style:family="paragraph" style:parent-style-name="Heading_20_2">
      <style:paragraph-properties fo:margin-top="0.423cm" fo:margin-bottom="0.423cm" style:contextual-spacing="false" fo:line-height="100%" fo:orphans="0" fo:widows="0"/>
    </style:style>
    <style:style style:name="P3" style:family="paragraph" style:parent-style-name="Standard">
      <style:paragraph-properties fo:margin-top="0.423cm" fo:margin-bottom="0.423cm" style:contextual-spacing="false" fo:line-height="100%"/>
    </style:style>
    <style:style style:name="P4" style:family="paragraph" style:parent-style-name="Heading_20_1">
      <style:paragraph-properties fo:orphans="0" fo:widows="0"/>
    </style:style>
    <style:style style:name="P5" style:family="paragraph" style:parent-style-name="Heading_20_1">
      <style:paragraph-properties fo:orphans="0" fo:widows="0" fo:break-before="page"/>
    </style:style>
    <style:style style:name="P6" style:family="paragraph" style:parent-style-name="Heading_20_2">
      <style:paragraph-properties fo:orphans="0" fo:widows="0"/>
    </style:style>
    <style:style style:name="P7" style:family="paragraph" style:parent-style-name="Heading_20_1">
      <style:paragraph-properties fo:break-before="page"/>
      <style:text-properties fo:font-weight="bold" style:font-weight-asian="bold"/>
    </style:style>
    <style:style style:name="P8" style:family="paragraph" style:parent-style-name="Heading_20_1">
      <style:paragraph-properties fo:orphans="0" fo:widows="0" fo:break-before="page"/>
      <style:text-properties fo:font-weight="bold" style:font-weight-asian="bold"/>
    </style:style>
    <style:style style:name="P9" style:family="paragraph" style:parent-style-name="Heading_20_1">
      <style:paragraph-properties fo:orphans="0" fo:widows="0"/>
      <style:text-properties fo:font-weight="bold" style:font-weight-asian="bold"/>
    </style:style>
    <style:style style:name="P10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Heading_20_2">
      <style:paragraph-properties fo:orphans="0" fo:widows="0"/>
      <style:text-properties fo:font-weight="bold" style:font-weight-asian="bold"/>
    </style:style>
    <style:style style:name="P15" style:family="paragraph" style:parent-style-name="Heading_20_2">
      <style:text-properties officeooo:paragraph-rsid="00073761"/>
    </style:style>
    <style:style style:name="P16" style:family="paragraph" style:parent-style-name="Heading_20_2">
      <style:paragraph-properties fo:orphans="0" fo:widows="0"/>
      <style:text-properties officeooo:paragraph-rsid="0011539e"/>
    </style:style>
    <style:style style:name="P17" style:family="paragraph" style:parent-style-name="Heading_20_2">
      <style:paragraph-properties fo:orphans="0" fo:widows="0"/>
      <style:text-properties officeooo:paragraph-rsid="0012add5"/>
    </style:style>
    <style:style style:name="P18" style:family="paragraph" style:parent-style-name="Heading_20_4">
      <style:paragraph-properties fo:orphans="0" fo:widows="0"/>
      <style:text-properties officeooo:paragraph-rsid="0011539e"/>
    </style:style>
    <style:style style:name="P19" style:family="paragraph" style:parent-style-name="Heading_20_4" style:list-style-name="L27"/>
    <style:style style:name="P20" style:family="paragraph" style:parent-style-name="Horizontal_20_Line">
      <style:text-properties officeooo:paragraph-rsid="000e7580"/>
    </style:style>
    <style:style style:name="P21" style:family="paragraph" style:parent-style-name="Horizontal_20_Line">
      <style:text-properties officeooo:paragraph-rsid="001215b4"/>
    </style:style>
    <style:style style:name="P22" style:family="paragraph" style:parent-style-name="Horizontal_20_Line" style:list-style-name="L27"/>
    <style:style style:name="P23" style:family="paragraph" style:parent-style-name="Standard" style:master-page-name="Standard">
      <style:paragraph-properties style:page-number="1"/>
    </style:style>
    <style:style style:name="P24" style:family="paragraph" style:parent-style-name="Standard" style:list-style-name="WWNum2">
      <style:paragraph-properties fo:margin-left="1.27cm" fo:margin-right="0cm" fo:margin-top="0cm" fo:margin-bottom="0cm" style:contextual-spacing="false" fo:line-height="100%" fo:orphans="0" fo:widows="0" fo:text-indent="-0.635cm" style:auto-text-indent="false"/>
      <style:text-properties fo:font-weight="bold" style:font-weight-asian="bold"/>
    </style:style>
    <style:style style:name="P25" style:family="paragraph" style:parent-style-name="Standard" style:list-style-name="WWNum2">
      <style:paragraph-properties fo:margin-left="1.27cm" fo:margin-right="0cm" fo:margin-top="0cm" fo:margin-bottom="0cm" style:contextual-spacing="false" fo:line-height="100%" fo:orphans="0" fo:widows="0" fo:text-indent="-0.635cm" style:auto-text-indent="false"/>
      <style:text-properties fo:font-weight="bold" officeooo:paragraph-rsid="00097e8d" style:font-weight-asian="bold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 style:list-style-name="WWNum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8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9" style:family="paragraph" style:parent-style-name="Standard" style:list-style-name="WWNum16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0" style:family="paragraph" style:parent-style-name="Standard" style:list-style-name="WWNum16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1" style:family="paragraph" style:parent-style-name="Standard" style:list-style-name="WWNum9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2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33" style:family="paragraph" style:parent-style-name="Standard" style:list-style-name="WWNum2">
      <style:paragraph-properties fo:margin-left="1.27cm" fo:margin-right="0cm" fo:margin-top="0.423cm" fo:margin-bottom="0cm" style:contextual-spacing="false" fo:line-height="100%" fo:orphans="0" fo:widows="0" fo:text-indent="-0.635cm" style:auto-text-indent="false"/>
    </style:style>
    <style:style style:name="P34" style:family="paragraph" style:parent-style-name="Standard" style:list-style-name="WWNum2">
      <style:paragraph-properties fo:margin-left="1.27cm" fo:margin-right="0cm" fo:margin-top="0cm" fo:margin-bottom="0cm" style:contextual-spacing="false" fo:line-height="100%" fo:orphans="0" fo:widows="0" fo:text-indent="-0.635cm" style:auto-text-indent="false"/>
    </style:style>
    <style:style style:name="P35" style:family="paragraph" style:parent-style-name="Standard" style:list-style-name="WWNum2">
      <style:paragraph-properties fo:margin-left="2.54cm" fo:margin-right="0cm" fo:margin-top="0cm" fo:margin-bottom="0cm" style:contextual-spacing="false" fo:line-height="100%" fo:orphans="0" fo:widows="0" fo:text-indent="-0.635cm" style:auto-text-indent="false"/>
    </style:style>
    <style:style style:name="P36" style:family="paragraph" style:parent-style-name="Standard" style:list-style-name="WWNum2">
      <style:paragraph-properties fo:margin-left="2.54cm" fo:margin-right="0cm" fo:margin-top="0cm" fo:margin-bottom="0.423cm" style:contextual-spacing="false" fo:line-height="100%" fo:orphans="0" fo:widows="0" fo:text-indent="-0.635cm" style:auto-text-indent="false"/>
    </style:style>
    <style:style style:name="P37" style:family="paragraph" style:parent-style-name="Standard" style:list-style-name="WWNum2">
      <style:paragraph-properties fo:margin-left="2.54cm" fo:margin-right="0cm" fo:margin-top="0cm" fo:margin-bottom="0cm" style:contextual-spacing="false" fo:line-height="100%" fo:orphans="0" fo:widows="0" fo:text-indent="-0.635cm" style:auto-text-indent="false"/>
      <style:text-properties officeooo:paragraph-rsid="00097e8d"/>
    </style:style>
    <style:style style:name="P38" style:family="paragraph" style:parent-style-name="Standard" style:list-style-name="WWNum1">
      <style:paragraph-properties fo:margin-left="1.27cm" fo:margin-right="0cm" fo:margin-top="0.423cm" fo:margin-bottom="0cm" style:contextual-spacing="false" fo:line-height="100%" fo:orphans="0" fo:widows="0" fo:text-indent="-0.635cm" style:auto-text-indent="false"/>
    </style:style>
    <style:style style:name="P39" style:family="paragraph" style:parent-style-name="Standard" style:list-style-name="WWNum1">
      <style:paragraph-properties fo:margin-left="1.27cm" fo:margin-right="0cm" fo:margin-top="0cm" fo:margin-bottom="0cm" style:contextual-spacing="false" fo:line-height="100%" fo:orphans="0" fo:widows="0" fo:text-indent="-0.635cm" style:auto-text-indent="false"/>
    </style:style>
    <style:style style:name="P40" style:family="paragraph" style:parent-style-name="Standard" style:list-style-name="WWNum1">
      <style:paragraph-properties fo:margin-left="1.27cm" fo:margin-right="0cm" fo:margin-top="0cm" fo:margin-bottom="0.423cm" style:contextual-spacing="false" fo:line-height="100%" fo:orphans="0" fo:widows="0" fo:text-indent="-0.635cm" style:auto-text-indent="false"/>
    </style:style>
    <style:style style:name="P41" style:family="paragraph" style:parent-style-name="Standard" style:list-style-name="WWNum7">
      <style:paragraph-properties fo:margin-left="2.54cm" fo:margin-right="0cm" fo:margin-top="0.423cm" fo:margin-bottom="0cm" style:contextual-spacing="false" fo:line-height="100%" fo:text-indent="-0.635cm" style:auto-text-indent="false"/>
      <style:text-properties officeooo:paragraph-rsid="00097e8d"/>
    </style:style>
    <style:style style:name="P42" style:family="paragraph" style:parent-style-name="Standard" style:list-style-name="WWNum6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3" style:family="paragraph" style:parent-style-name="Standard" style:list-style-name="WWNum15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4" style:family="paragraph" style:parent-style-name="Standard" style:list-style-name="WWNum13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5" style:family="paragraph" style:parent-style-name="Standard" style:list-style-name="WWNum14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6" style:family="paragraph" style:parent-style-name="Standard" style:list-style-name="WWNum14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47" style:family="paragraph" style:parent-style-name="Standard" style:list-style-name="WWNum12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48" style:family="paragraph" style:parent-style-name="Standard" style:list-style-name="WWNum11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49" style:family="paragraph" style:parent-style-name="Standard" style:list-style-name="WWNum10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50" style:family="paragraph" style:parent-style-name="Standard" style:list-style-name="WWNum10" style:master-page-name="">
      <loext:graphic-properties draw:fill="none"/>
      <style:paragraph-properties fo:margin-left="2.9cm" fo:margin-right="0cm" fo:margin-top="0cm" fo:margin-bottom="0cm" style:contextual-spacing="false" fo:line-height="100%" fo:text-indent="0cm" style:auto-text-indent="false" style:page-number="auto" fo:background-color="transparent"/>
    </style:style>
    <style:style style:name="P51" style:family="paragraph" style:parent-style-name="Standard" style:list-style-name="WWNum10">
      <loext:graphic-properties draw:fill="none"/>
      <style:paragraph-properties fo:margin-left="2.9cm" fo:margin-right="0cm" fo:margin-top="0cm" fo:margin-bottom="0.423cm" style:contextual-spacing="false" fo:line-height="100%" fo:text-indent="-0.6cm" style:auto-text-indent="false" fo:background-color="transparent"/>
    </style:style>
    <style:style style:name="P52" style:family="paragraph" style:parent-style-name="Standard" style:list-style-name="WWNum10" style:master-page-name="">
      <loext:graphic-properties draw:fill="none"/>
      <style:paragraph-properties fo:margin-left="2.9cm" fo:margin-right="0cm" fo:margin-top="0cm" fo:margin-bottom="0cm" style:contextual-spacing="false" fo:line-height="100%" fo:text-indent="-0.6cm" style:auto-text-indent="false" style:page-number="auto" fo:background-color="transparent"/>
    </style:style>
    <style:style style:name="P53" style:family="paragraph" style:parent-style-name="Standard" style:list-style-name="WWNum10">
      <loext:graphic-properties draw:fill="none"/>
      <style:paragraph-properties fo:margin-left="2.9cm" fo:margin-right="0cm" fo:margin-top="0cm" fo:margin-bottom="0cm" style:contextual-spacing="false" fo:line-height="100%" fo:text-indent="-0.6cm" style:auto-text-indent="false" fo:background-color="transparent"/>
    </style:style>
    <style:style style:name="P54" style:family="paragraph" style:parent-style-name="Standard">
      <style:paragraph-properties fo:margin-top="0.494cm" fo:margin-bottom="0cm" style:contextual-spacing="false" fo:line-height="100%" fo:keep-together="auto" fo:keep-with-next="auto"/>
    </style:style>
    <style:style style:name="P55" style:family="paragraph" style:parent-style-name="Standard" style:list-style-name="L1">
      <style:paragraph-properties fo:margin-top="0cm" fo:margin-bottom="0cm" style:contextual-spacing="false" fo:line-height="100%"/>
    </style:style>
    <style:style style:name="P56" style:family="paragraph" style:parent-style-name="Standard" style:list-style-name="L2">
      <style:paragraph-properties fo:margin-top="0cm" fo:margin-bottom="0cm" style:contextual-spacing="false" fo:line-height="100%"/>
    </style:style>
    <style:style style:name="P57" style:family="paragraph" style:parent-style-name="Standard"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58" style:family="paragraph" style:parent-style-name="Standard">
      <style:paragraph-properties fo:margin-top="0.494cm" fo:margin-bottom="0cm" style:contextual-spacing="false" fo:line-height="100%" fo:keep-together="auto" fo:keep-with-next="auto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59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60" style:family="paragraph" style:parent-style-name="Standard">
      <style:paragraph-properties fo:margin-top="0.494cm" fo:margin-bottom="0cm" style:contextual-spacing="false" fo:line-height="100%" fo:keep-together="auto" fo:keep-with-next="auto"/>
      <style:text-properties style:font-name="Times" fo:font-size="12pt" fo:font-weight="bold" style:font-name-asian="Times1" style:font-size-asian="12pt" style:font-weight-asian="bold" style:font-name-complex="Times1" style:font-size-complex="12pt" style:font-weight-complex="bold"/>
    </style:style>
    <style:style style:name="P61" style:family="paragraph" style:parent-style-name="Standard">
      <style:paragraph-properties fo:margin-left="0cm" fo:margin-right="0cm" fo:text-indent="1.27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2" style:family="paragraph" style:parent-style-name="Standard" style:list-style-name="WWNum8">
      <style:paragraph-properties fo:margin-left="2.54cm" fo:margin-right="0cm" fo:margin-top="0.423cm" fo:margin-bottom="0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3" style:family="paragraph" style:parent-style-name="Standard" style:list-style-name="WWNum8">
      <style:paragraph-properties fo:margin-left="2.54cm" fo:margin-right="0cm" fo:margin-top="0cm" fo:margin-bottom="0.423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4" style:family="paragraph" style:parent-style-name="Standard">
      <style:paragraph-properties fo:margin-left="0cm" fo:margin-right="0cm" fo:margin-top="0.423cm" fo:margin-bottom="0.423cm" style:contextual-spacing="false" fo:line-height="100%" fo:text-indent="1.27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5" style:family="paragraph" style:parent-style-name="Standard">
      <style:paragraph-properties fo:margin-left="1.27cm" fo:margin-right="0cm" fo:margin-top="0.423cm" fo:margin-bottom="0.423cm" style:contextual-spacing="false" fo:line-height="100%" fo:text-indent="0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6" style:family="paragraph" style:parent-style-name="Standard" style:list-style-name="WWNum5">
      <style:paragraph-properties fo:margin-left="2.54cm" fo:margin-right="0cm" fo:margin-top="0.423cm" fo:margin-bottom="0.423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7" style:family="paragraph" style:parent-style-name="Standard" style:list-style-name="WWNum7">
      <style:paragraph-properties fo:margin-left="2.54cm" fo:margin-right="0cm" fo:margin-top="0cm" fo:margin-bottom="0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8" style:family="paragraph" style:parent-style-name="Standard" style:list-style-name="WWNum7">
      <style:paragraph-properties fo:margin-left="2.54cm" fo:margin-right="0cm" fo:margin-top="0cm" fo:margin-bottom="0.423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69" style:family="paragraph" style:parent-style-name="Standard" style:list-style-name="WWNum7">
      <style:paragraph-properties fo:margin-left="2.54cm" fo:margin-right="0cm" fo:margin-top="0cm" fo:margin-bottom="0cm" style:contextual-spacing="false" fo:line-height="100%" fo:text-indent="-0.635cm" style:auto-text-indent="false"/>
      <style:text-properties style:font-name="Times" fo:font-size="12pt" officeooo:paragraph-rsid="00097e8d" style:font-name-asian="Times1" style:font-size-asian="12pt" style:font-name-complex="Times1" style:font-size-complex="12pt"/>
    </style:style>
    <style:style style:name="P70" style:family="paragraph" style:parent-style-name="Standard" style:list-style-name="WWNum7" style:master-page-name="">
      <loext:graphic-properties draw:fill="none"/>
      <style:paragraph-properties fo:margin-left="0.101cm" fo:margin-right="0cm" fo:margin-top="0.423cm" fo:margin-bottom="0cm" style:contextual-spacing="false" fo:line-height="100%" fo:text-indent="0cm" style:auto-text-indent="false" style:page-number="auto" fo:background-color="transparent"/>
      <style:text-properties style:font-name="Times" fo:font-size="12pt" officeooo:paragraph-rsid="00097e8d" style:font-name-asian="Times1" style:font-size-asian="12pt" style:font-name-complex="Times1" style:font-size-complex="12pt"/>
    </style:style>
    <style:style style:name="P71" style:family="paragraph" style:parent-style-name="Standard">
      <style:paragraph-properties fo:margin-top="0.494cm" fo:margin-bottom="0cm" style:contextual-spacing="false" fo:line-height="100%" fo:keep-together="auto" fo:keep-with-next="auto"/>
      <style:text-properties style:font-name="Times" fo:font-size="12pt" style:font-name-asian="Times1" style:font-size-asian="12pt" style:font-name-complex="Times1" style:font-size-complex="12pt"/>
    </style:style>
    <style:style style:name="P72" style:family="paragraph" style:parent-style-name="Standard" style:list-style-name="WWNum6">
      <style:paragraph-properties fo:margin-left="2.54cm" fo:margin-right="0cm" fo:margin-top="0cm" fo:margin-bottom="0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73" style:family="paragraph" style:parent-style-name="Standard" style:list-style-name="WWNum6">
      <style:paragraph-properties fo:margin-left="2.54cm" fo:margin-right="0cm" fo:margin-top="0cm" fo:margin-bottom="0.423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74" style:family="paragraph" style:parent-style-name="Standard" style:list-style-name="WWNum15">
      <style:paragraph-properties fo:margin-left="2.54cm" fo:margin-right="0cm" fo:margin-top="0cm" fo:margin-bottom="0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75" style:family="paragraph" style:parent-style-name="Standard" style:list-style-name="WWNum15">
      <style:paragraph-properties fo:margin-left="2.54cm" fo:margin-right="0cm" fo:margin-top="0cm" fo:margin-bottom="0.423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76" style:family="paragraph" style:parent-style-name="Standard" style:list-style-name="WWNum13">
      <style:paragraph-properties fo:margin-left="2.54cm" fo:margin-right="0cm" fo:margin-top="0cm" fo:margin-bottom="0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77" style:family="paragraph" style:parent-style-name="Standard" style:list-style-name="WWNum13">
      <style:paragraph-properties fo:margin-left="2.54cm" fo:margin-right="0cm" fo:margin-top="0cm" fo:margin-bottom="0.423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78" style:family="paragraph" style:parent-style-name="Standard" style:list-style-name="WWNum14">
      <style:paragraph-properties fo:margin-left="2.54cm" fo:margin-right="0cm" fo:margin-top="0cm" fo:margin-bottom="0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79" style:family="paragraph" style:parent-style-name="Standard" style:list-style-name="WWNum11">
      <style:paragraph-properties fo:margin-left="2.54cm" fo:margin-right="0cm" fo:margin-top="0cm" fo:margin-bottom="0cm" style:contextual-spacing="false" fo:line-height="100%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80" style:family="paragraph" style:parent-style-name="Standard" style:list-style-name="L1">
      <style:paragraph-properties fo:margin-top="0.423cm" fo:margin-bottom="0cm" style:contextual-spacing="false" fo:line-height="100%"/>
      <style:text-properties style:font-name="Times" fo:font-size="12pt" style:font-name-asian="Times1" style:font-size-asian="12pt" style:font-name-complex="Times1" style:font-size-complex="12pt"/>
    </style:style>
    <style:style style:name="P81" style:family="paragraph" style:parent-style-name="Standard" style:list-style-name="L1">
      <style:paragraph-properties fo:margin-top="0cm" fo:margin-bottom="0cm" style:contextual-spacing="false" fo:line-height="100%"/>
      <style:text-properties style:font-name="Times" fo:font-size="12pt" style:font-name-asian="Times1" style:font-size-asian="12pt" style:font-name-complex="Times1" style:font-size-complex="12pt"/>
    </style:style>
    <style:style style:name="P82" style:family="paragraph" style:parent-style-name="Standard" style:list-style-name="L1">
      <style:paragraph-properties fo:margin-top="0cm" fo:margin-bottom="0.423cm" style:contextual-spacing="false" fo:line-height="100%"/>
      <style:text-properties style:font-name="Times" fo:font-size="12pt" style:font-name-asian="Times1" style:font-size-asian="12pt" style:font-name-complex="Times1" style:font-size-complex="12pt"/>
    </style:style>
    <style:style style:name="P83" style:family="paragraph" style:parent-style-name="Standard" style:list-style-name="WWNum7" style:master-page-name="">
      <loext:graphic-properties draw:fill="none"/>
      <style:paragraph-properties fo:margin-left="1.401cm" fo:margin-right="0cm" fo:margin-top="0.423cm" fo:margin-bottom="0cm" style:contextual-spacing="false" fo:line-height="100%" fo:text-indent="0cm" style:auto-text-indent="false" style:page-number="auto" fo:background-color="transparent"/>
      <style:text-properties style:font-name="Times" fo:font-size="12pt" fo:font-weight="normal" officeooo:paragraph-rsid="00097e8d" style:font-name-asian="Times1" style:font-size-asian="12pt" style:font-weight-asian="normal" style:font-name-complex="Times1" style:font-size-complex="12pt" style:font-weight-complex="normal"/>
    </style:style>
    <style:style style:name="P84" style:family="paragraph" style:parent-style-name="Standard" style:list-style-name="WWNum7" style:master-page-name="">
      <loext:graphic-properties draw:fill="none"/>
      <style:paragraph-properties fo:margin-left="1.401cm" fo:margin-right="0cm" fo:margin-top="0cm" fo:margin-bottom="0cm" style:contextual-spacing="false" fo:line-height="100%" fo:text-indent="0cm" style:auto-text-indent="false" style:page-number="auto" fo:background-color="transparent"/>
      <style:text-properties style:font-name="Times" fo:font-size="12pt" fo:font-weight="normal" officeooo:paragraph-rsid="00097e8d" style:font-name-asian="Times1" style:font-size-asian="12pt" style:font-weight-asian="normal" style:font-name-complex="Times1" style:font-size-complex="12pt" style:font-weight-complex="normal"/>
    </style:style>
    <style:style style:name="P85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86" style:family="paragraph" style:parent-style-name="Standard" style:list-style-name="WWNum15">
      <style:paragraph-properties fo:margin-left="1.27cm" fo:margin-right="0cm" fo:margin-top="0.423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87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88" style:family="paragraph" style:parent-style-name="Standard" style:list-style-name="WWNum13">
      <style:paragraph-properties fo:margin-left="1.27cm" fo:margin-right="0cm" fo:margin-top="0.423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89" style:family="paragraph" style:parent-style-name="Standard" style:list-style-name="WWNum14">
      <style:paragraph-properties fo:margin-left="1.27cm" fo:margin-right="0cm" fo:margin-top="0.423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90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91" style:family="paragraph" style:parent-style-name="Standard" style:list-style-name="WWNum12">
      <style:paragraph-properties fo:margin-left="1.27cm" fo:margin-right="0cm" fo:margin-top="0.423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92" style:family="paragraph" style:parent-style-name="Standard" style:list-style-name="WWNum11">
      <style:paragraph-properties fo:margin-left="1.27cm" fo:margin-right="0cm" fo:margin-top="0.423cm" fo:margin-bottom="0cm" style:contextual-spacing="false" fo:line-height="100%" fo:text-indent="-0.635cm" style:auto-text-indent="false"/>
      <style:text-properties style:font-name="Times" fo:font-size="12pt" fo:font-weight="normal" style:font-name-asian="Times1" style:font-size-asian="12pt" style:font-weight-asian="normal" style:font-name-complex="Times1" style:font-size-complex="12pt" style:font-weight-complex="normal"/>
    </style:style>
    <style:style style:name="P93" style:family="paragraph" style:parent-style-name="Standard" style:list-style-name="WWNum6">
      <style:paragraph-properties fo:margin-left="1.27cm" fo:margin-right="0cm" fo:margin-top="0.423cm" fo:margin-bottom="0cm" style:contextual-spacing="false" fo:line-height="100%" fo:text-indent="-0.635cm" style:auto-text-indent="false"/>
      <style:text-properties fo:font-weight="normal" style:font-weight-asian="normal" style:font-weight-complex="normal"/>
    </style:style>
    <style:style style:name="P94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0cm" style:auto-text-indent="false"/>
      <style:text-properties fo:font-weight="normal" style:font-weight-asian="normal" style:font-weight-complex="normal"/>
    </style:style>
    <style:style style:name="P95" style:family="paragraph" style:parent-style-name="Text_20_body" style:list-style-name="L9"/>
    <style:style style:name="P96" style:family="paragraph" style:parent-style-name="Text_20_body" style:list-style-name="L9">
      <style:paragraph-properties fo:margin-top="0cm" fo:margin-bottom="0cm" style:contextual-spacing="false"/>
    </style:style>
    <style:style style:name="P97" style:family="paragraph" style:parent-style-name="Text_20_body" style:list-style-name="L10"/>
    <style:style style:name="P98" style:family="paragraph" style:parent-style-name="Text_20_body" style:list-style-name="L10">
      <style:paragraph-properties fo:margin-top="0cm" fo:margin-bottom="0cm" style:contextual-spacing="false"/>
    </style:style>
    <style:style style:name="P99" style:family="paragraph" style:parent-style-name="Text_20_body" style:list-style-name="L11"/>
    <style:style style:name="P100" style:family="paragraph" style:parent-style-name="Text_20_body" style:list-style-name="L11">
      <style:paragraph-properties fo:margin-top="0cm" fo:margin-bottom="0cm" style:contextual-spacing="false"/>
    </style:style>
    <style:style style:name="P101" style:family="paragraph" style:parent-style-name="Text_20_body" style:list-style-name="L12"/>
    <style:style style:name="P102" style:family="paragraph" style:parent-style-name="Text_20_body" style:list-style-name="L12">
      <style:paragraph-properties fo:margin-top="0cm" fo:margin-bottom="0cm" style:contextual-spacing="false"/>
    </style:style>
    <style:style style:name="P103" style:family="paragraph" style:parent-style-name="Text_20_body" style:list-style-name="L13"/>
    <style:style style:name="P104" style:family="paragraph" style:parent-style-name="Text_20_body" style:list-style-name="L13">
      <style:paragraph-properties fo:margin-top="0cm" fo:margin-bottom="0cm" style:contextual-spacing="false"/>
    </style:style>
    <style:style style:name="P105" style:family="paragraph" style:parent-style-name="Text_20_body" style:list-style-name="L14"/>
    <style:style style:name="P106" style:family="paragraph" style:parent-style-name="Text_20_body" style:list-style-name="L14">
      <style:paragraph-properties fo:margin-top="0cm" fo:margin-bottom="0cm" style:contextual-spacing="false"/>
    </style:style>
    <style:style style:name="P107" style:family="paragraph" style:parent-style-name="Text_20_body" style:list-style-name="L15"/>
    <style:style style:name="P108" style:family="paragraph" style:parent-style-name="Text_20_body" style:list-style-name="L15">
      <style:paragraph-properties fo:margin-top="0cm" fo:margin-bottom="0cm" style:contextual-spacing="false"/>
    </style:style>
    <style:style style:name="P109" style:family="paragraph" style:parent-style-name="Text_20_body" style:list-style-name="L16"/>
    <style:style style:name="P110" style:family="paragraph" style:parent-style-name="Text_20_body" style:list-style-name="L16">
      <style:paragraph-properties fo:margin-top="0cm" fo:margin-bottom="0cm" style:contextual-spacing="false"/>
    </style:style>
    <style:style style:name="P111" style:family="paragraph" style:parent-style-name="Text_20_body" style:list-style-name="L17"/>
    <style:style style:name="P112" style:family="paragraph" style:parent-style-name="Text_20_body" style:list-style-name="L17">
      <style:paragraph-properties fo:margin-top="0cm" fo:margin-bottom="0cm" style:contextual-spacing="false"/>
    </style:style>
    <style:style style:name="P113" style:family="paragraph" style:parent-style-name="Text_20_body" style:list-style-name="L18"/>
    <style:style style:name="P114" style:family="paragraph" style:parent-style-name="Text_20_body" style:list-style-name="L18">
      <style:paragraph-properties fo:margin-top="0cm" fo:margin-bottom="0cm" style:contextual-spacing="false"/>
    </style:style>
    <style:style style:name="P115" style:family="paragraph" style:parent-style-name="Text_20_body" style:list-style-name="L19">
      <style:paragraph-properties fo:margin-top="0cm" fo:margin-bottom="0cm" style:contextual-spacing="false"/>
    </style:style>
    <style:style style:name="P116" style:family="paragraph" style:parent-style-name="Text_20_body">
      <style:paragraph-properties fo:orphans="0" fo:widows="0"/>
    </style:style>
    <style:style style:name="P117" style:family="paragraph" style:parent-style-name="Text_20_body" style:list-style-name="L20"/>
    <style:style style:name="P118" style:family="paragraph" style:parent-style-name="Text_20_body" style:list-style-name="L21"/>
    <style:style style:name="P119" style:family="paragraph" style:parent-style-name="Text_20_body" style:list-style-name="L21">
      <style:paragraph-properties fo:margin-top="0cm" fo:margin-bottom="0cm" style:contextual-spacing="false"/>
    </style:style>
    <style:style style:name="P120" style:family="paragraph" style:parent-style-name="Text_20_body" style:list-style-name="L22">
      <style:paragraph-properties fo:margin-top="0cm" fo:margin-bottom="0cm" style:contextual-spacing="false"/>
    </style:style>
    <style:style style:name="P121" style:family="paragraph" style:parent-style-name="Text_20_body" style:list-style-name="L23"/>
    <style:style style:name="P122" style:family="paragraph" style:parent-style-name="Text_20_body" style:list-style-name="L23">
      <style:paragraph-properties fo:margin-top="0cm" fo:margin-bottom="0cm" style:contextual-spacing="false"/>
    </style:style>
    <style:style style:name="P123" style:family="paragraph" style:parent-style-name="Text_20_body" style:list-style-name="L23">
      <style:paragraph-properties fo:margin-top="0cm" fo:margin-bottom="0cm" style:contextual-spacing="false"/>
      <style:text-properties officeooo:paragraph-rsid="001558b6"/>
    </style:style>
    <style:style style:name="P124" style:family="paragraph" style:parent-style-name="Text_20_body" style:list-style-name="L24"/>
    <style:style style:name="P125" style:family="paragraph" style:parent-style-name="Text_20_body" style:list-style-name="L24">
      <style:paragraph-properties fo:margin-top="0cm" fo:margin-bottom="0cm" style:contextual-spacing="false"/>
    </style:style>
    <style:style style:name="P126" style:family="paragraph" style:parent-style-name="Text_20_body" style:list-style-name="L25"/>
    <style:style style:name="P127" style:family="paragraph" style:parent-style-name="Text_20_body" style:list-style-name="L25">
      <style:paragraph-properties fo:margin-top="0cm" fo:margin-bottom="0cm" style:contextual-spacing="false"/>
    </style:style>
    <style:style style:name="P128" style:family="paragraph" style:parent-style-name="Text_20_body" style:list-style-name="L26">
      <style:paragraph-properties fo:margin-top="0cm" fo:margin-bottom="0cm" style:contextual-spacing="false"/>
    </style:style>
    <style:style style:name="P129" style:family="paragraph" style:parent-style-name="Text_20_body" style:list-style-name="L26">
      <style:text-properties officeooo:paragraph-rsid="0012add5"/>
    </style:style>
    <style:style style:name="P130" style:family="paragraph" style:parent-style-name="Text_20_body">
      <style:text-properties officeooo:paragraph-rsid="0012add5"/>
    </style:style>
    <style:style style:name="P131" style:family="paragraph" style:parent-style-name="Text_20_body" style:list-style-name="L27"/>
    <style:style style:name="P132" style:family="paragraph" style:parent-style-name="Text_20_body" style:list-style-name="L27">
      <style:paragraph-properties fo:margin-top="0cm" fo:margin-bottom="0cm" style:contextual-spacing="false"/>
    </style:style>
    <style:style style:name="P133" style:family="paragraph" style:parent-style-name="Text_20_body" style:list-style-name="L28"/>
    <style:style style:name="P134" style:family="paragraph" style:parent-style-name="Text_20_body" style:list-style-name="L28">
      <style:paragraph-properties fo:margin-top="0cm" fo:margin-bottom="0cm" style:contextual-spacing="false"/>
    </style:style>
    <style:style style:name="P135" style:family="paragraph" style:parent-style-name="Text_20_body" style:list-style-name="L28">
      <style:paragraph-properties fo:margin-top="0cm" fo:margin-bottom="0cm" style:contextual-spacing="false"/>
      <style:text-properties officeooo:paragraph-rsid="0012add5"/>
    </style:style>
    <style:style style:name="P136" style:family="paragraph" style:parent-style-name="Text_20_body" style:list-style-name="L29"/>
    <style:style style:name="P137" style:family="paragraph" style:parent-style-name="Text_20_body" style:list-style-name="L29">
      <style:paragraph-properties fo:margin-top="0cm" fo:margin-bottom="0cm" style:contextual-spacing="false"/>
    </style:style>
    <style:style style:name="P138" style:family="paragraph" style:parent-style-name="Text_20_body" style:list-style-name="L30"/>
    <style:style style:name="P139" style:family="paragraph" style:parent-style-name="Text_20_body" style:list-style-name="L30">
      <style:paragraph-properties fo:margin-top="0cm" fo:margin-bottom="0cm" style:contextual-spacing="false"/>
    </style:style>
    <style:style style:name="P140" style:family="paragraph" style:parent-style-name="Text_20_body" style:list-style-name="L31"/>
    <style:style style:name="P141" style:family="paragraph" style:parent-style-name="Text_20_body" style:list-style-name="L31">
      <style:paragraph-properties fo:margin-top="0cm" fo:margin-bottom="0cm" style:contextual-spacing="false"/>
    </style:style>
    <style:style style:name="P142" style:family="paragraph" style:parent-style-name="Text_20_body" style:list-style-name="L32"/>
    <style:style style:name="P143" style:family="paragraph" style:parent-style-name="Text_20_body" style:list-style-name="L32">
      <style:paragraph-properties fo:margin-top="0cm" fo:margin-bottom="0cm" style:contextual-spacing="false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01558b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39e" style:font-weight-asian="bold" style:font-weight-complex="bold"/>
    </style:style>
    <style:style style:name="T4" style:family="text">
      <style:text-properties fo:font-weight="bold" officeooo:rsid="000cf599" style:font-weight-asian="bold" style:font-weight-complex="bold"/>
    </style:style>
    <style:style style:name="T5" style:family="text">
      <style:text-properties fo:color="#000000" loext:opacity="100%" fo:font-weight="bold" officeooo:rsid="0011539e" style:font-weight-asian="bold" style:font-weight-complex="bold"/>
    </style:style>
    <style:style style:name="T6" style:family="text">
      <style:text-properties fo:color="#000000" loext:opacity="100%" officeooo:rsid="0011539e"/>
    </style:style>
    <style:style style:name="T7" style:family="text">
      <style:text-properties style:font-name="Times" fo:font-size="12pt" fo:font-weight="bold" style:font-name-asian="Times1" style:font-size-asian="12pt" style:font-weight-asian="bold" style:font-name-complex="Times1" style:font-size-complex="12pt" style:font-weight-complex="bold"/>
    </style:style>
    <style:style style:name="T8" style:family="text">
      <style:text-properties style:font-name="Times" fo:font-size="12pt" style:font-name-asian="Times1" style:font-size-asian="12pt" style:font-name-complex="Times1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188038" loext:opacity="100%" style:font-name="Times" fo:font-size="12pt" style:font-name-asian="Times1" style:font-size-asian="12pt" style:font-name-complex="Times1" style:font-size-complex="12pt"/>
    </style:style>
    <style:style style:name="T11" style:family="text">
      <style:text-properties officeooo:rsid="00097e8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539e" style:font-weight-asian="normal" style:font-weight-complex="normal"/>
    </style:style>
    <style:style style:name="T14" style:family="text">
      <style:text-properties officeooo:rsid="000b5497"/>
    </style:style>
    <style:style style:name="T15" style:family="text">
      <style:text-properties officeooo:rsid="0011539e"/>
    </style:style>
    <style:style style:name="T16" style:family="text">
      <style:text-properties officeooo:rsid="0012add5"/>
    </style:style>
    <style:style style:name="T17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ITLE P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_RefHeading___Toc1342_3588953239" text:style-name="Index_20_Link" text:visited-style-name="Index_20_Link"><text:soft-page-break/>Introduction<text:tab/>4</text:a></text:p>
          <text:p text:style-name="P11"><text:a xlink:type="simple" xlink:href="#__RefHeading___Toc1399_3588953239" text:style-name="Index_20_Link" text:visited-style-name="Index_20_Link">1.1 Problematic<text:tab/>4</text:a></text:p>
          <text:p text:style-name="P11"><text:a xlink:type="simple" xlink:href="#__RefHeading___Toc1388_3588953239" text:style-name="Index_20_Link" text:visited-style-name="Index_20_Link">1.2 Project Description<text:tab/>4</text:a></text:p>
          <text:p text:style-name="P10"><text:a xlink:type="simple" xlink:href="#__RefHeading___Toc1340_3588953239" text:style-name="Index_20_Link" text:visited-style-name="Index_20_Link">Functional Requirements<text:tab/>5</text:a></text:p>
          <text:p text:style-name="P11"><text:a xlink:type="simple" xlink:href="#__RefHeading___Toc1386_3588953239" text:style-name="Index_20_Link" text:visited-style-name="Index_20_Link"><text:s/>2.1 High-Level Requirements<text:tab/>5</text:a></text:p>
          <text:p text:style-name="P11"><text:a xlink:type="simple" xlink:href="#__RefHeading___Toc1384_3588953239" text:style-name="Index_20_Link" text:visited-style-name="Index_20_Link"><text:s/>2.2 Detailed Functional Requirements<text:tab/>5</text:a></text:p>
          <text:p text:style-name="P10"><text:a xlink:type="simple" xlink:href="#__RefHeading___Toc1338_3588953239" text:style-name="Index_20_Link" text:visited-style-name="Index_20_Link">System Design<text:tab/>8</text:a></text:p>
          <text:p text:style-name="P11"><text:a xlink:type="simple" xlink:href="#__RefHeading___Toc1417_3588953239" text:style-name="Index_20_Link" text:visited-style-name="Index_20_Link"><text:s/>3.1 Models<text:tab/>8</text:a></text:p>
          <text:p text:style-name="P11"><text:a xlink:type="simple" xlink:href="#__RefHeading___Toc1415_3588953239" text:style-name="Index_20_Link" text:visited-style-name="Index_20_Link">Companies Models:<text:tab/>8</text:a></text:p>
          <text:p text:style-name="P13"><text:a xlink:type="simple" xlink:href="#__RefHeading___Toc1429_3588953239" text:style-name="Index_20_Link" text:visited-style-name="Index_20_Link">City<text:tab/>8</text:a></text:p>
          <text:p text:style-name="P13"><text:a xlink:type="simple" xlink:href="#__RefHeading___Toc1427_3588953239" text:style-name="Index_20_Link" text:visited-style-name="Index_20_Link">Street<text:tab/>8</text:a></text:p>
          <text:p text:style-name="P13"><text:a xlink:type="simple" xlink:href="#__RefHeading___Toc1425_3588953239" text:style-name="Index_20_Link" text:visited-style-name="Index_20_Link">Location<text:tab/>8</text:a></text:p>
          <text:p text:style-name="P13"><text:a xlink:type="simple" xlink:href="#__RefHeading___Toc1423_3588953239" text:style-name="Index_20_Link" text:visited-style-name="Index_20_Link">Company<text:tab/>9</text:a></text:p>
          <text:p text:style-name="P13"><text:a xlink:type="simple" xlink:href="#__RefHeading___Toc1439_3588953239" text:style-name="Index_20_Link" text:visited-style-name="Index_20_Link">Follow models:<text:tab/>9</text:a></text:p>
          <text:p text:style-name="P13"><text:a xlink:type="simple" xlink:href="#__RefHeading___Toc1449_3588953239" text:style-name="Index_20_Link" text:visited-style-name="Index_20_Link">Follow<text:tab/>9</text:a></text:p>
          <text:p text:style-name="P13"><text:a xlink:type="simple" xlink:href="#__RefHeading___Toc1453_3588953239" text:style-name="Index_20_Link" text:visited-style-name="Index_20_Link">Connection<text:tab/>10</text:a></text:p>
          <text:p text:style-name="P13"><text:a xlink:type="simple" xlink:href="#__RefHeading___Toc1451_3588953239" text:style-name="Index_20_Link" text:visited-style-name="Index_20_Link">ReferenceLetter<text:tab/>10</text:a></text:p>
          <text:p text:style-name="P13"><text:a xlink:type="simple" xlink:href="#__RefHeading___Toc1437_3588953239" text:style-name="Index_20_Link" text:visited-style-name="Index_20_Link">Seekers models:<text:tab/>11</text:a></text:p>
          <text:p text:style-name="P13"><text:a xlink:type="simple" xlink:href="#__RefHeading___Toc1441_3588953239" text:style-name="Index_20_Link" text:visited-style-name="Index_20_Link">Ability<text:tab/>11</text:a></text:p>
          <text:p text:style-name="P13"><text:a xlink:type="simple" xlink:href="#__RefHeading___Toc1447_3588953239" text:style-name="Index_20_Link" text:visited-style-name="Index_20_Link">UserProfile<text:tab/>11</text:a></text:p>
          <text:p text:style-name="P13"><text:a xlink:type="simple" xlink:href="#__RefHeading___Toc1445_3588953239" text:style-name="Index_20_Link" text:visited-style-name="Index_20_Link">WorkExperience<text:tab/>12</text:a></text:p>
          <text:p text:style-name="P13"><text:a xlink:type="simple" xlink:href="#__RefHeading___Toc1443_3588953239" text:style-name="Index_20_Link" text:visited-style-name="Index_20_Link">Application<text:tab/>12</text:a></text:p>
          <text:p text:style-name="P12"><text:a xlink:type="simple" xlink:href="#__RefHeading___Toc1419_3588953239" text:style-name="Index_20_Link" text:visited-style-name="Index_20_Link">CustomUser Model<text:tab/>13</text:a></text:p>
          <text:p text:style-name="P13"><text:a xlink:type="simple" xlink:href="#__RefHeading___Toc1435_3588953239" text:style-name="Index_20_Link" text:visited-style-name="Index_20_Link">Position<text:tab/>13</text:a></text:p>
          <text:p text:style-name="P13"><text:a xlink:type="simple" xlink:href="#__RefHeading___Toc1433_3588953239" text:style-name="Index_20_Link" text:visited-style-name="Index_20_Link">EmploymentType<text:tab/>13</text:a></text:p>
          <text:p text:style-name="P13"><text:a xlink:type="simple" xlink:href="#__RefHeading___Toc1431_3588953239" text:style-name="Index_20_Link" text:visited-style-name="Index_20_Link">Technology<text:tab/>14</text:a></text:p>
          <text:p text:style-name="P13"><text:a xlink:type="simple" xlink:href="#__RefHeading___Toc1421_3588953239" text:style-name="Index_20_Link" text:visited-style-name="Index_20_Link">Vacancy<text:tab/>14</text:a></text:p>
          <text:p text:style-name="P11"><text:a xlink:type="simple" xlink:href="#__RefHeading___Toc1380_3588953239" text:style-name="Index_20_Link" text:visited-style-name="Index_20_Link"><text:s/>3.2 Class Diagrams<text:tab/>15</text:a></text:p>
          <text:p text:style-name="P11"><text:a xlink:type="simple" xlink:href="#__RefHeading___Toc1378_3588953239" text:style-name="Index_20_Link" text:visited-style-name="Index_20_Link"><text:s/>3.3 Database Schema<text:tab/>15</text:a></text:p>
          <text:p text:style-name="P10"><text:a xlink:type="simple" xlink:href="#__RefHeading___Toc1336_3588953239" text:style-name="Index_20_Link" text:visited-style-name="Index_20_Link">API Documentation<text:tab/>15</text:a></text:p>
          <text:p text:style-name="P11"><text:a xlink:type="simple" xlink:href="#__RefHeading___Toc1376_3588953239" text:style-name="Index_20_Link" text:visited-style-name="Index_20_Link"><text:s/>4.1 Overview of API Endpoints<text:tab/>15</text:a></text:p>
          <text:p text:style-name="P11"><text:a xlink:type="simple" xlink:href="#__RefHeading___Toc1374_3588953239" text:style-name="Index_20_Link" text:visited-style-name="Index_20_Link">4.2 Endpoint Details<text:tab/>15</text:a></text:p>
          <text:p text:style-name="P11"><text:a xlink:type="simple" xlink:href="#__RefHeading___Toc1372_3588953239" text:style-name="Index_20_Link" text:visited-style-name="Index_20_Link">4.3 Authentication and Authorization<text:tab/>15</text:a></text:p>
          <text:p text:style-name="P10"><text:a xlink:type="simple" xlink:href="#__RefHeading___Toc1334_3588953239" text:style-name="Index_20_Link" text:visited-style-name="Index_20_Link">Specific Views<text:tab/>15</text:a></text:p>
          <text:p text:style-name="P11"><text:a xlink:type="simple" xlink:href="#__RefHeading___Toc1370_3588953239" text:style-name="Index_20_Link" text:visited-style-name="Index_20_Link"><text:s/>5.1 Frontend Views and Interactions<text:tab/>15</text:a></text:p>
          <text:p text:style-name="P11"><text:a xlink:type="simple" xlink:href="#__RefHeading___Toc1368_3588953239" text:style-name="Index_20_Link" text:visited-style-name="Index_20_Link"><text:s/>5.2 Backend Logic and Workflow<text:tab/>15</text:a></text:p>
          <text:p text:style-name="P10"><text:a xlink:type="simple" xlink:href="#__RefHeading___Toc1332_3588953239" text:style-name="Index_20_Link" text:visited-style-name="Index_20_Link">Setup Instructions<text:tab/>16</text:a></text:p>
          <text:p text:style-name="P11"><text:a xlink:type="simple" xlink:href="#__RefHeading___Toc1366_3588953239" text:style-name="Index_20_Link" text:visited-style-name="Index_20_Link"><text:s/>6.1 Prerequisites<text:tab/>16</text:a></text:p>
          <text:p text:style-name="P11"><text:a xlink:type="simple" xlink:href="#__RefHeading___Toc1364_3588953239" text:style-name="Index_20_Link" text:visited-style-name="Index_20_Link"><text:s/>6.2 Local Development Setup<text:tab/>16</text:a></text:p>
          <text:p text:style-name="P11"><text:a xlink:type="simple" xlink:href="#__RefHeading___Toc1362_3588953239" text:style-name="Index_20_Link" text:visited-style-name="Index_20_Link">6.3 Deployment Process<text:tab/>16</text:a></text:p>
          <text:p text:style-name="P11"><text:a xlink:type="simple" xlink:href="#__RefHeading___Toc1360_3588953239" text:style-name="Index_20_Link" text:visited-style-name="Index_20_Link">6.4 Configuration Details<text:tab/>16</text:a></text:p>
          <text:p text:style-name="P10"><text:a xlink:type="simple" xlink:href="#__RefHeading___Toc1330_3588953239" text:style-name="Index_20_Link" text:visited-style-name="Index_20_Link">Testing and Validation<text:tab/>16</text:a></text:p>
          <text:p text:style-name="P11"><text:a xlink:type="simple" xlink:href="#__RefHeading___Toc1358_3588953239" text:style-name="Index_20_Link" text:visited-style-name="Index_20_Link"><text:s/>7.1 Test Cases for Functional Requirements<text:tab/>16</text:a></text:p>
          <text:p text:style-name="P11"><text:a xlink:type="simple" xlink:href="#__RefHeading___Toc1356_3588953239" text:style-name="Index_20_Link" text:visited-style-name="Index_20_Link">7.2 Automated Tests (Unit and Integration)<text:tab/>16</text:a></text:p>
          <text:p text:style-name="P11"><text:a xlink:type="simple" xlink:href="#__RefHeading___Toc1354_3588953239" text:style-name="Index_20_Link" text:visited-style-name="Index_20_Link">7.3 Manual Testing Instructions<text:tab/>16</text:a></text:p>
          <text:p text:style-name="P10"><text:a xlink:type="simple" xlink:href="#__RefHeading___Toc1328_3588953239" text:style-name="Index_20_Link" text:visited-style-name="Index_20_Link">Additional Information<text:tab/>16</text:a></text:p>
          <text:p text:style-name="P11"><text:a xlink:type="simple" xlink:href="#__RefHeading___Toc1352_3588953239" text:style-name="Index_20_Link" text:visited-style-name="Index_20_Link">8.1 Limitations and Known Issues<text:tab/>16</text:a></text:p>
          <text:p text:style-name="P11"><text:a xlink:type="simple" xlink:href="#__RefHeading___Toc1350_3588953239" text:style-name="Index_20_Link" text:visited-style-name="Index_20_Link"><text:s/>8.2 Future Enhancements<text:tab/>16</text:a></text:p>
          <text:p text:style-name="P10"><text:a xlink:type="simple" xlink:href="#__RefHeading___Toc1326_3588953239" text:style-name="Index_20_Link" text:visited-style-name="Index_20_Link"><text:soft-page-break/>Appendices<text:tab/>16</text:a></text:p>
          <text:p text:style-name="P11"><text:a xlink:type="simple" xlink:href="#__RefHeading___Toc1348_3588953239" text:style-name="Index_20_Link" text:visited-style-name="Index_20_Link"><text:s/>9.1 Glossary<text:tab/>16</text:a></text:p>
          <text:p text:style-name="P11"><text:a xlink:type="simple" xlink:href="#__RefHeading___Toc1346_3588953239" text:style-name="Index_20_Link" text:visited-style-name="Index_20_Link"><text:s/>9.2 References<text:tab/>16</text:a></text:p>
        </text:index-body>
      </text:table-of-content>
      <text:p text:style-name="Heading_20_1"><text:bookmark text:name="_8pq8lmnqlvy7"/></text:p>
      <text:p text:style-name="P7"><text:bookmark text:name="_v23j7hz5fxs6"/><text:bookmark-start text:name="__RefHeading___Toc1342_3588953239"/>Introduction<text:bookmark-end text:name="__RefHeading___Toc1342_3588953239"/></text:p>
      <text:p text:style-name="P15"><text:bookmark text:name="_e08vpf9c50qs"/><text:bookmark-start text:name="__RefHeading___Toc1399_3588953239"/>1.1 Problemati<text:span text:style-name="T11">c</text:span><text:bookmark-end text:name="__RefHeading___Toc1399_3588953239"/></text:p>
      <text:p text:style-name="Standard"><text:bookmark-start text:name="__RefHeading___Toc1397_3588953239"/><text:tab/><text:span text:style-name="T2">Inefficient Matching</text:span><text:bookmark-end text:name="__RefHeading___Toc1397_3588953239"/></text:p>
      <text:list text:style-name="WWNum4">
        <text:list-item>
          <text:p text:style-name="P27"><text:span text:style-name="T1">For Job Seekers</text:span>: Navigating through numerous job listings makes it difficult to find positions that align with their specific skills and career aspirations.</text:p>
        </text:list-item>
        <text:list-item>
          <text:p text:style-name="P28"><text:span text:style-name="T1">For Employers</text:span>: Identifying suitable candidates quickly is challenging due to the vast number of applications received for each vacancy.</text:p>
        </text:list-item>
      </text:list>
      <text:p text:style-name="P26"><text:bookmark text:name="_jy1unxkj70uh"/><text:bookmark-start text:name="__RefHeading___Toc1394_3588953239"/><text:tab/>Lack of Personalization<text:bookmark-end text:name="__RefHeading___Toc1394_3588953239"/></text:p>
      <text:list text:style-name="WWNum16">
        <text:list-item>
          <text:p text:style-name="P29"><text:span text:style-name="T1">For Users</text:span>: Existing platforms often provide generic job recommendations, leading to mismatches between job seekers and job opportunities, which results in user dissatisfaction.</text:p>
        </text:list-item>
        <text:list-item>
          <text:p text:style-name="P30"><text:span text:style-name="T1">Dubious referees and work experiences</text:span>: current system do not allow provide some proofs based on social relations.</text:p>
        </text:list-item>
      </text:list>
      <text:p text:style-name="Heading_20_2"><text:bookmark text:name="_sv1wkq3pguyj"/><text:bookmark-start text:name="__RefHeading___Toc1388_3588953239"/>1.2 Project Description<text:bookmark-end text:name="__RefHeading___Toc1388_3588953239"/></text:p>
      <text:p text:style-name="P26"><text:bookmark text:name="_sxolvh3zj6lf"/><text:bookmark-start text:name="__RefHeading___Toc1390_3588953239"/>Overview<text:bookmark-end text:name="__RefHeading___Toc1390_3588953239"/></text:p>
      <text:p text:style-name="P3">The <text:span text:style-name="T1">Job Seeking Platform</text:span> is a web-based application designed to connect job seekers with employers efficiently. It leverages modern technologies to provide a seamless, secure, and user-friendly environment tailored to the needs of different user roles, including administrators, company managers, and general users.</text:p>
      <text:p text:style-name="P26"><text:bookmark text:name="_qldqeljfur4n"/><text:bookmark-start text:name="__RefHeading___Toc1392_3588953239"/>Objectives<text:bookmark-end text:name="__RefHeading___Toc1392_3588953239"/></text:p>
      <text:list text:style-name="WWNum9">
        <text:list-item>
          <text:p text:style-name="P31"><text:span text:style-name="T1">Provide elastic resume system: </text:span>Allow users to create flexible resumes with different skills .</text:p>
        </text:list-item>
        <text:list-item>
          <text:p text:style-name="P32"><text:span text:style-name="T1">Personalized Experience</text:span>: Allow to refer to the trusted and respected persons to prove you skills.</text:p>
        </text:list-item>
      </text:list>
      <text:p text:style-name="P4"><text:bookmark text:name="_rlnokt8pm3g7"/></text:p>
      <text:p text:style-name="P5"><text:bookmark text:name="_pug639xfsy4z"/><text:bookmark-start text:name="__RefHeading___Toc1340_3588953239"/>Functional Requirements<text:bookmark-end text:name="__RefHeading___Toc1340_3588953239"/></text:p>
      <text:p text:style-name="P14"><text:bookmark text:name="_6yq43f4hda89"/><text:bookmark-start text:name="__RefHeading___Toc1386_3588953239"/><text:line-break/>2.1 High-Level Requirements<text:bookmark-end text:name="__RefHeading___Toc1386_3588953239"/></text:p>
      <text:list text:style-name="WWNum2">
        <text:list-item>
          <text:p text:style-name="P33"><text:span text:style-name="T1">User</text:span> <text:span text:style-name="T1">Management</text:span></text:p>
          <text:list>
            <text:list-item>
              <text:p text:style-name="P35">Registration &amp; Login: Users can register and log in to the platform.</text:p>
            </text:list-item>
            <text:list-item>
              <text:p text:style-name="P35">Role Assignment: Assign roles such as Admin, Manager, and Job Seeker.</text:p>
            </text:list-item>
            <text:list-item>
              <text:p text:style-name="P35">Profile Creation: Automatic creation of user profiles upon registration.</text:p>
            </text:list-item>
          </text:list>
        </text:list-item>
        <text:list-item>
          <text:p text:style-name="P24">Profile Management</text:p>
          <text:list>
            <text:list-item>
              <text:p text:style-name="P35">Job Seeker Profiles: Manage personal information, contact details, resume uploads, work experiences, and skills.</text:p>
            </text:list-item>
            <text:list-item>
              <text:p text:style-name="P35">Company Profiles: Managers can manage their company information.</text:p>
            </text:list-item>
          </text:list>
        </text:list-item>
        <text:list-item>
          <text:p text:style-name="P24">Vacancy Management</text:p>
          <text:list>
            <text:list-item>
              <text:p text:style-name="P35">Post Vacancies: Managers can create, edit, and delete job postings.</text:p>
            </text:list-item>
            <text:list-item>
              <text:p text:style-name="P35">View Vacancies: Job Seekers can browse and search for available job listings.</text:p>
            </text:list-item>
          </text:list>
        </text:list-item>
        <text:list-item>
          <text:p text:style-name="P25">Job Application Process</text:p>
          <text:list>
            <text:list-item>
              <text:p text:style-name="P37">Apply for Jobs: Job Seekers can apply to multiple vacancies.</text:p>
            </text:list-item>
            <text:list-item>
              <text:p text:style-name="P35">Track Applications: Users can monitor the status of their applications.</text:p>
            </text:list-item>
          </text:list>
        </text:list-item>
        <text:list-item>
          <text:p text:style-name="P24">Authentication and Security</text:p>
          <text:list>
            <text:list-item>
              <text:p text:style-name="P35">JWT Authentication: Secure user authentication using JSON Web Tokens.</text:p>
            </text:list-item>
            <text:list-item>
              <text:p text:style-name="P35">Role-Based Access Control: Restrict functionalities based on user roles.</text:p>
            </text:list-item>
          </text:list>
        </text:list-item>
        <text:list-item>
          <text:p text:style-name="P24">API Access</text:p>
          <text:list>
            <text:list-item>
              <text:p text:style-name="P35">RESTful APIs: Provide APIs for all major functionalities using Django REST Framework.</text:p>
            </text:list-item>
            <text:list-item>
              <text:p text:style-name="P35">API Documentation: Interactive documentation using Swagger (drf-spectacular).</text:p>
            </text:list-item>
          </text:list>
        </text:list-item>
        <text:list-item>
          <text:p text:style-name="P34"><text:span text:style-name="T1">Logging and Monitoring</text:span></text:p>
          <text:list>
            <text:list-item>
              <text:p text:style-name="P35">System Logging: Track system activities and errors for maintenance and debugging.</text:p>
            </text:list-item>
          </text:list>
        </text:list-item>
        <text:list-item>
          <text:p text:style-name="P24">Analytics</text:p>
          <text:list>
            <text:list-item>
              <text:p text:style-name="P36">User Activity Tracking: Monitor user interactions and platform usage for insights.</text:p>
            </text:list-item>
          </text:list>
        </text:list-item>
      </text:list>
      <text:p text:style-name="P6"><text:bookmark text:name="_mpkl3g3hyt48"/><text:bookmark-start text:name="__RefHeading___Toc1384_3588953239"/><text:line-break/>2.2 Detailed Functional Requirements<text:bookmark-end text:name="__RefHeading___Toc1384_3588953239"/></text:p>
      <text:p text:style-name="Standard"/>
      <text:p text:style-name="P1">User Management</text:p>
      <text:p text:style-name="P1"/>
      <text:p text:style-name="P61">User Registration</text:p>
      <text:list text:style-name="WWNum8">
        <text:list-item>
          <text:list>
            <text:list-item>
              <text:p text:style-name="P62">Users can create an account by providing a username, email, password, and selecting a role (Job Seeker or Manager).</text:p>
            </text:list-item>
            <text:list-item>
              <text:p text:style-name="P63">Upon successful registration, a user profile is automatically created.</text:p>
            </text:list-item>
          </text:list>
        </text:list-item>
      </text:list>
      <text:p text:style-name="P64">User Login</text:p>
      <text:list text:continue-numbering="true" text:style-name="WWNum8">
        <text:list-item>
          <text:list>
            <text:list-item>
              <text:p text:style-name="P62">Registered users can log in using their email and password.</text:p>
            </text:list-item>
            <text:list-item>
              <text:p text:style-name="P63"><text:soft-page-break/>Implement JWT for secure authentication tokens.</text:p>
            </text:list-item>
          </text:list>
        </text:list-item>
      </text:list>
      <text:p text:style-name="P65">Role Assignment</text:p>
      <text:list text:continue-numbering="true" text:style-name="WWNum8">
        <text:list-item>
          <text:list>
            <text:list-item>
              <text:p text:style-name="P62">Admins can assign or change user roles through the admin interface.</text:p>
            </text:list-item>
            <text:list-item>
              <text:p text:style-name="P63">Role-based permissions control access to various functionalities.</text:p>
            </text:list-item>
          </text:list>
        </text:list-item>
      </text:list>
      <text:p text:style-name="P58">Profile Management</text:p>
      <text:p text:style-name="P64">Job Seeker Profile</text:p>
      <text:list text:style-name="L1">
        <text:list-item>
          <text:p text:style-name="P80">Personal Information: Users can enter and update their name and phone number.</text:p>
        </text:list-item>
        <text:list-item>
          <text:p text:style-name="P81">Resume Upload: Users can upload their resume in PDF or DOCX formats.</text:p>
        </text:list-item>
        <text:list-item>
          <text:p text:style-name="P55"><text:span text:style-name="T8">Work Experience: Users can add, edit, or remove work experience entries, including company name, position, start date, and end date.</text:span></text:p>
        </text:list-item>
        <text:list-item>
          <text:p text:style-name="P82">Skills/Abilities: Users can list their skills with proficiency levels.</text:p>
        </text:list-item>
      </text:list>
      <text:p text:style-name="P65">Company Profile</text:p>
      <text:list text:style-name="WWNum5">
        <text:list-item>
          <text:list>
            <text:list-item>
              <text:p text:style-name="P66">Managers can create and manage their own company profiles, including company name and location and assign other hr managers.</text:p>
            </text:list-item>
          </text:list>
        </text:list-item>
      </text:list>
      <text:p text:style-name="P59">Vacancy Management</text:p>
      <text:p text:style-name="P64">Create Vacancy</text:p>
      <text:list text:style-name="WWNum7">
        <text:list-item>
          <text:list>
            <text:list-item>
              <text:p text:style-name="P41"><text:span text:style-name="T8">Managers can post new job vacancies by providing details such as:</text:span></text:p>
              <text:p text:style-name="P70"><text:span text:style-name="T11">(</text:span>Position Name, Salary Range (Start and End), Currency (e.g., USD, EUR), Employment Type (e.g., Full-Time, Part-Time), Locatio<text:span text:style-name="T11">n, </text:span>Required, Technologie<text:span text:style-name="T11">s, </text:span>Associated Company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3">Edit/Delete Vacancy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Managers can edit or delete their posted vacancies.</text:p>
            </text:list-item>
            <text:list-item>
              <text:p text:style-name="P69">Managers can activate or deactivate vacancies to control their visibility.</text:p>
              <text:p text:style-name="P84">View Vacancies</text:p>
            </text:list-item>
            <text:list-item>
              <text:p text:style-name="P67">Job Seekers can browse all active vacancies.</text:p>
            </text:list-item>
            <text:list-item>
              <text:p text:style-name="P68">Implement search and filter options.</text:p>
            </text:list-item>
          </text:list>
        </text:list-item>
      </text:list>
      <text:p text:style-name="P60">Job Application Process</text:p>
      <text:list text:style-name="WWNum6">
        <text:list-header>
          <text:p text:style-name="P93"><text:span text:style-name="T8">Apply for a Job</text:span></text:p>
          <text:list>
            <text:list-item>
              <text:p text:style-name="P72">Job Seekers can apply to vacancies by submitting their profiles.</text:p>
            </text:list-item>
            <text:list-item>
              <text:p text:style-name="P42"><text:span text:style-name="T8">Users can apply to multiple vacancies simultaneously.</text:span></text:p>
            </text:list-item>
          </text:list>
          <text:p text:style-name="P85">Track Application Status</text:p>
          <text:list text:continue-numbering="true">
            <text:list-item>
              <text:p text:style-name="P72">Users can view the status of their applications (e.g., Pending, Reviewed, Accepted, Rejected).</text:p>
            </text:list-item>
            <text:list-item>
              <text:p text:style-name="P73">Managers can update the status of applications.</text:p>
            </text:list-item>
          </text:list>
        </text:list-header>
      </text:list>
      <text:p text:style-name="P60">Authentication and Security</text:p>
      <text:list text:style-name="WWNum15">
        <text:list-header>
          <text:p text:style-name="P86"><text:soft-page-break/>JWT Authentication</text:p>
          <text:list>
            <text:list-item>
              <text:p text:style-name="P43"><text:span text:style-name="T8">Implement secure token-based authentication using Django REST Framework Simple JWT.</text:span></text:p>
            </text:list-item>
            <text:list-item>
              <text:p text:style-name="P74">Tokens are required for accessing protected API endpoints.</text:p>
            </text:list-item>
          </text:list>
          <text:p text:style-name="P87">Role-Based Access Control</text:p>
          <text:list text:continue-numbering="true">
            <text:list-item>
              <text:p text:style-name="P74">Restrict access to certain views and functionalities based on user roles.</text:p>
            </text:list-item>
            <text:list-item>
              <text:p text:style-name="P75">Ensure that only Managers can post vacancies and only Admins can manage user roles.</text:p>
            </text:list-item>
          </text:list>
        </text:list-header>
      </text:list>
      <text:p text:style-name="P60">Notifications</text:p>
      <text:list text:style-name="WWNum13">
        <text:list-item>
          <text:p text:style-name="P88">Email Notifications</text:p>
          <text:list>
            <text:list-item>
              <text:p text:style-name="P44"><text:span text:style-name="T8">Send automated emails to Job Seekers when new relevant vacancies are posted.</text:span></text:p>
            </text:list-item>
            <text:list-item>
              <text:p text:style-name="P76">Notify users about changes in their application statuses.</text:p>
            </text:list-item>
            <text:list-item>
              <text:p text:style-name="P77">Use Gmail SMTP for sending emails.</text:p>
            </text:list-item>
          </text:list>
        </text:list-item>
      </text:list>
      <text:p text:style-name="P60">API Access</text:p>
      <text:list text:style-name="WWNum14">
        <text:list-header>
          <text:p text:style-name="P89">RESTful APIs</text:p>
          <text:list>
            <text:list-item>
              <text:p text:style-name="P45"><text:span text:style-name="T8">Develop APIs for all major functionalities, including user management, profile management, vacancy management, and job applications.</text:span></text:p>
            </text:list-item>
            <text:list-item>
              <text:p text:style-name="P45"><text:span text:style-name="T8">Ensure APIs follow REST principles for consistency and scalability.</text:span></text:p>
            </text:list-item>
          </text:list>
          <text:p text:style-name="P90">API Documentation</text:p>
          <text:list text:continue-numbering="true">
            <text:list-item>
              <text:p text:style-name="P78">Provide interactive API documentation using drf-spectacular (Swagger).</text:p>
            </text:list-item>
            <text:list-item>
              <text:p text:style-name="P46"><text:span text:style-name="T8">Documentation is accessible at </text:span><text:span text:style-name="T10">/api/docs/</text:span><text:span text:style-name="T8">.</text:span></text:p>
            </text:list-item>
          </text:list>
        </text:list-header>
      </text:list>
      <text:p text:style-name="P71"/>
      <text:p text:style-name="P60">Logging and Monitoring</text:p>
      <text:list xml:id="list1309042349" text:style-name="WWNum12">
        <text:list-header>
          <text:p text:style-name="P91">System Logging</text:p>
        </text:list-header>
      </text:list>
      <text:list text:style-name="L2">
        <text:list-item>
          <text:list>
            <text:list-item>
              <text:p text:style-name="P56"><text:span text:style-name="T8">Implement logging to record system events, errors, and user activities.</text:span></text:p>
            </text:list-item>
          </text:list>
        </text:list-item>
      </text:list>
      <text:list text:continue-list="list1309042349" text:style-name="WWNum12">
        <text:list-item>
          <text:list>
            <text:list-item>
              <text:p text:style-name="P47"><text:span text:style-name="T8">Store logs in a file (e.g., </text:span><text:span text:style-name="T10">debug.log</text:span><text:span text:style-name="T8">) for monitoring and debugging purposes.</text:span></text:p>
            </text:list-item>
          </text:list>
        </text:list-item>
      </text:list>
      <text:p text:style-name="P71"><text:span text:style-name="T2">Analytics</text:span></text:p>
      <text:list text:style-name="WWNum11">
        <text:list-header>
          <text:p text:style-name="P92">User Activity Tracking</text:p>
          <text:list>
            <text:list-item>
              <text:p text:style-name="P79">Track user interactions such as page views, job searches, and applications.</text:p>
            </text:list-item>
            <text:list-item>
              <text:p text:style-name="P48"><text:span text:style-name="T8">Store analytics data for generating insights into platform usage.</text:span></text:p>
            </text:list-item>
          </text:list>
        </text:list-header>
      </text:list>
      <text:p text:style-name="P54"><text:span text:style-name="T7">Front-End Desig</text:span><text:span text:style-name="T2">n</text:span></text:p>
      <text:list text:style-name="WWNum10">
        <text:list-header>
          <text:p text:style-name="P94">Templates</text:p>
          <text:list>
            <text:list-item>
              <text:p text:style-name="P49">Develop templates for key pages, including:</text:p>
              <text:list>
                <text:list-header>
                  <text:p text:style-name="P50">Home Page</text:p>
                  <text:p text:style-name="P52">User Registration and Login <text:span text:style-name="T14">templates</text:span></text:p>
                  <text:p text:style-name="P53">Profile Management <text:span text:style-name="T14">templates</text:span></text:p>
                  <text:p text:style-name="P53">Vacancy <text:span text:style-name="T14">manage tamplates</text:span></text:p>
                  <text:p text:style-name="P51">Job Application Tracking <text:span text:style-name="T14">templates</text:span><text:bookmark text:name="_a2sznzwlj7x0"/></text:p>
                </text:list-header>
              </text:list>
            </text:list-item>
          </text:list>
        </text:list-header>
      </text:list>
      <text:p text:style-name="P8"><text:bookmark text:name="_mua8j4ja3020"/><text:bookmark-start text:name="__RefHeading___Toc1338_3588953239"/>System Design<text:bookmark-end text:name="__RefHeading___Toc1338_3588953239"/></text:p>
      <text:p text:style-name="P17"><text:bookmark text:name="_d59iwmivzcm7"/><text:bookmark-start text:name="__RefHeading___Toc1417_3588953239"/><text:span text:style-name="T1"><text:line-break/></text:span>3.1 Models <text:bookmark-end text:name="__RefHeading___Toc1417_3588953239"/></text:p>
      <text:p text:style-name="P17"><text:bookmark-start text:name="__RefHeading___Toc1415_3588953239"/><text:span text:style-name="T4">Companies Models:</text:span><text:bookmark-end text:name="__RefHeading___Toc1415_3588953239"/></text:p>
      <text:p text:style-name="Standard"><text:span text:style-name="Strong_20_Emphasis"><text:span text:style-name="T2">Country</text:span></text:span></text:p>
      <text:p text:style-name="P130">Represents a country entity.</text:p>
      <text:list text:style-name="L28">
        <text:list-header>
          <text:p text:style-name="P135"><text:span text:style-name="Strong_20_Emphasis">Fields:</text:span></text:p>
          <text:list>
            <text:list-item>
              <text:p text:style-name="P134"><text:span text:style-name="Source_20_Text">name</text:span>: A <text:span text:style-name="Source_20_Text">CharField</text:span> with a maximum length of 255. Stores the name of the country.</text:p>
            </text:list-item>
          </text:list>
          <text:p text:style-name="P134"><text:span text:style-name="Strong_20_Emphasis">Methods:</text:span></text:p>
          <text:list text:continue-numbering="true">
            <text:list-item>
              <text:p text:style-name="P133"><text:span text:style-name="Source_20_Text">__str__</text:span>: Returns the name of the country.</text:p>
            </text:list-item>
          </text:list>
        </text:list-header>
      </text:list>
      <text:p text:style-name="Horizontal_20_Line"/>
      <text:p text:style-name="normal"><text:bookmark-start text:name="__RefHeading___Toc1429_3588953239"/><text:span text:style-name="Strong_20_Emphasis"><text:span text:style-name="T17">City</text:span></text:span><text:bookmark-end text:name="__RefHeading___Toc1429_3588953239"/></text:p>
      <text:p text:style-name="Text_20_body">Represents a city entity linked to a specific country.</text:p>
      <text:list text:style-name="L29">
        <text:list-header>
          <text:p text:style-name="P137"><text:span text:style-name="Strong_20_Emphasis">Fields:</text:span></text:p>
          <text:list>
            <text:list-item>
              <text:p text:style-name="P137"><text:span text:style-name="Source_20_Text">name</text:span>: A <text:span text:style-name="Source_20_Text">CharField</text:span> with a maximum length of 255. Stores the name of the city.</text:p>
            </text:list-item>
            <text:list-item>
              <text:p text:style-name="P137"><text:span text:style-name="Source_20_Text">country</text:span>: A <text:span text:style-name="Source_20_Text">ForeignKey</text:span> relationship to the <text:span text:style-name="Source_20_Text">Country</text:span> model. Deleting a country will cascade delete its related cities.</text:p>
            </text:list-item>
          </text:list>
          <text:p text:style-name="P137"><text:span text:style-name="Strong_20_Emphasis">Methods:</text:span></text:p>
          <text:list>
            <text:list-item>
              <text:p text:style-name="P136"><text:span text:style-name="Source_20_Text">__str__</text:span>: Returns the name of the city.</text:p>
            </text:list-item>
          </text:list>
        </text:list-header>
      </text:list>
      <text:p text:style-name="Horizontal_20_Line"/>
      <text:p text:style-name="normal"><text:bookmark-start text:name="__RefHeading___Toc1427_3588953239"/><text:span text:style-name="Strong_20_Emphasis">Street</text:span><text:bookmark-end text:name="__RefHeading___Toc1427_3588953239"/></text:p>
      <text:p text:style-name="Text_20_body">Represents a street entity.</text:p>
      <text:list text:style-name="L30">
        <text:list-header>
          <text:p text:style-name="P139"><text:span text:style-name="Strong_20_Emphasis">Fields:</text:span></text:p>
          <text:list>
            <text:list-item>
              <text:p text:style-name="P139"><text:span text:style-name="Source_20_Text">name</text:span>: A <text:span text:style-name="Source_20_Text">CharField</text:span> with a maximum length of 255. Stores the name of the street.</text:p>
            </text:list-item>
          </text:list>
          <text:p text:style-name="P139"><text:span text:style-name="Strong_20_Emphasis">Methods:</text:span></text:p>
          <text:list>
            <text:list-item>
              <text:p text:style-name="P138"><text:span text:style-name="Source_20_Text">__str__</text:span>: Returns the name of the street.</text:p>
            </text:list-item>
          </text:list>
        </text:list-header>
      </text:list>
      <text:p text:style-name="Horizontal_20_Line"/>
      <text:p text:style-name="normal"><text:bookmark-start text:name="__RefHeading___Toc1425_3588953239"/><text:span text:style-name="Strong_20_Emphasis">Location</text:span><text:bookmark-end text:name="__RefHeading___Toc1425_3588953239"/></text:p>
      <text:p text:style-name="Text_20_body">Represents a geographical location with optional details like city, street, and coordinates.</text:p>
      <text:list text:style-name="L31">
        <text:list-header>
          <text:p text:style-name="P141"><text:span text:style-name="Strong_20_Emphasis">Fields:</text:span></text:p>
          <text:list>
            <text:list-item>
              <text:p text:style-name="P141"><text:span text:style-name="Source_20_Text">country</text:span>: A <text:span text:style-name="Source_20_Text">ForeignKey</text:span> to the <text:span text:style-name="Source_20_Text">Country</text:span> model. Deleting a country will cascade delete its related locations.</text:p>
            </text:list-item>
            <text:list-item>
              <text:p text:style-name="P141"><text:span text:style-name="Source_20_Text">city</text:span>: A <text:span text:style-name="Source_20_Text">ForeignKey</text:span> to the <text:span text:style-name="Source_20_Text">City</text:span> model (optional). Can be null or blank.</text:p>
            </text:list-item>
            <text:list-item>
              <text:p text:style-name="P141"><text:span text:style-name="Source_20_Text">street</text:span>: A <text:span text:style-name="Source_20_Text">ForeignKey</text:span> to the <text:span text:style-name="Source_20_Text">Street</text:span> model (optional). Can be null or blank.</text:p>
            </text:list-item>
            <text:list-item>
              <text:p text:style-name="P141"><text:soft-page-break/><text:span text:style-name="Source_20_Text">latitude</text:span>: A <text:span text:style-name="Source_20_Text">DecimalField</text:span> with up to 9 digits and 6 decimal places (optional). Stores the latitude of the location.</text:p>
            </text:list-item>
            <text:list-item>
              <text:p text:style-name="P141"><text:span text:style-name="Source_20_Text">longitude</text:span>: A <text:span text:style-name="Source_20_Text">DecimalField</text:span> with up to 9 digits and 6 decimal places (optional). Stores the longitude of the location.</text:p>
            </text:list-item>
          </text:list>
          <text:p text:style-name="P141"><text:span text:style-name="Strong_20_Emphasis">Methods:</text:span></text:p>
          <text:list>
            <text:list-item>
              <text:p text:style-name="P140"><text:span text:style-name="Source_20_Text">__str__</text:span>: Returns a formatted string combining the city, country, and street (if provided).</text:p>
            </text:list-item>
          </text:list>
        </text:list-header>
      </text:list>
      <text:p text:style-name="Horizontal_20_Line"/>
      <text:p text:style-name="normal"><text:bookmark-start text:name="__RefHeading___Toc1423_3588953239"/><text:span text:style-name="Strong_20_Emphasis">Company</text:span><text:bookmark-end text:name="__RefHeading___Toc1423_3588953239"/></text:p>
      <text:p text:style-name="Text_20_body">Represents a company entity with a specific location and management structure.</text:p>
      <text:list text:style-name="L32">
        <text:list-header>
          <text:p text:style-name="P143"><text:span text:style-name="Strong_20_Emphasis">Fields:</text:span></text:p>
          <text:list>
            <text:list-item>
              <text:p text:style-name="P143"><text:span text:style-name="Source_20_Text">name</text:span>: A <text:span text:style-name="Source_20_Text">CharField</text:span> with a maximum length of 255. Stores the name of the company.</text:p>
            </text:list-item>
            <text:list-item>
              <text:p text:style-name="P143"><text:span text:style-name="Source_20_Text">company_description</text:span>: A <text:span text:style-name="Source_20_Text">TextField</text:span> for a detailed description of the company.</text:p>
            </text:list-item>
            <text:list-item>
              <text:p text:style-name="P143"><text:span text:style-name="Source_20_Text">location</text:span>: A <text:span text:style-name="Source_20_Text">ForeignKey</text:span> to the <text:span text:style-name="Source_20_Text">Location</text:span> model. Deleting a location will cascade delete the related company.</text:p>
            </text:list-item>
            <text:list-item>
              <text:p text:style-name="P143"><text:span text:style-name="Source_20_Text">head_manager</text:span>: A <text:span text:style-name="Source_20_Text">ForeignKey</text:span> to the <text:span text:style-name="Source_20_Text">AUTH_USER_MODEL</text:span>. Represents the head manager of the company. Can be null or blank. Uses the related name <text:span text:style-name="Source_20_Text">companies_headed</text:span>.</text:p>
            </text:list-item>
            <text:list-item>
              <text:p text:style-name="P143"><text:span text:style-name="Source_20_Text">managers</text:span>: A <text:span text:style-name="Source_20_Text">ManyToManyField</text:span> to the <text:span text:style-name="Source_20_Text">AUTH_USER_MODEL</text:span>. Represents additional managers of the company. Uses the related name <text:span text:style-name="Source_20_Text">companies_managed</text:span>. Can be blank.</text:p>
            </text:list-item>
          </text:list>
          <text:p text:style-name="P143"><text:span text:style-name="Strong_20_Emphasis">Methods:</text:span></text:p>
          <text:list>
            <text:list-item>
              <text:p text:style-name="P142"><text:span text:style-name="Source_20_Text">__str__</text:span>: Returns the name of the company.</text:p>
            </text:list-item>
          </text:list>
        </text:list-header>
      </text:list>
      <text:p text:style-name="P20"/>
      <text:p text:style-name="P18"><text:bookmark-start text:name="__RefHeading___Toc1439_3588953239"/><text:span text:style-name="Strong_20_Emphasis"><text:span text:style-name="T5">Follow models:</text:span></text:span><text:bookmark-end text:name="__RefHeading___Toc1439_3588953239"/></text:p>
      <text:p text:style-name="normal"><text:bookmark-start text:name="__RefHeading___Toc1449_3588953239"/><text:span text:style-name="Strong_20_Emphasis">Follow</text:span><text:bookmark-end text:name="__RefHeading___Toc1449_3588953239"/></text:p>
      <text:p text:style-name="Text_20_body">Represents a follow relationship between two users.</text:p>
      <text:list text:style-name="L9">
        <text:list-header>
          <text:p text:style-name="P96"><text:span text:style-name="Strong_20_Emphasis">Fields:</text:span></text:p>
          <text:list>
            <text:list-item>
              <text:p text:style-name="P96"><text:span text:style-name="Source_20_Text">follower</text:span>: A <text:span text:style-name="Source_20_Text">ForeignKey</text:span> to the <text:span text:style-name="Source_20_Text">User</text:span> model, indicating the user who is following another. When the follower is deleted, the follow relationship is also deleted.</text:p>
            </text:list-item>
            <text:list-item>
              <text:p text:style-name="P96"><text:span text:style-name="Source_20_Text">followee</text:span>: A <text:span text:style-name="Source_20_Text">ForeignKey</text:span> to the <text:span text:style-name="Source_20_Text">User</text:span> model, indicating the user being followed. When the followee is deleted, the follow relationship is also deleted.</text:p>
            </text:list-item>
            <text:list-item>
              <text:p text:style-name="P96"><text:span text:style-name="Source_20_Text">created_at</text:span>: A <text:span text:style-name="Source_20_Text">DateTimeField</text:span> that automatically captures the timestamp of when the follow relationship was created, using the current time by default.</text:p>
            </text:list-item>
          </text:list>
          <text:p text:style-name="P96"><text:span text:style-name="Strong_20_Emphasis">Meta:</text:span></text:p>
          <text:list>
            <text:list-item>
              <text:p text:style-name="P96"><text:span text:style-name="Source_20_Text">unique_together</text:span>: Ensures that a user cannot follow another user more than once, creating a unique constraint on the combination of <text:span text:style-name="Source_20_Text">follower</text:span> and <text:span text:style-name="Source_20_Text">followee</text:span>.</text:p>
            </text:list-item>
          </text:list>
          <text:p text:style-name="P96"><text:span text:style-name="Strong_20_Emphasis">Methods:</text:span></text:p>
          <text:list>
            <text:list-item>
              <text:p text:style-name="P95"><text:span text:style-name="Source_20_Text">__str__</text:span>: Returns a string representation in the format <text:span text:style-name="Source_20_Text">"follower follows followee"</text:span>.</text:p>
            </text:list-item>
          </text:list>
        </text:list-header>
      </text:list>
      <text:p text:style-name="Horizontal_20_Line"><text:soft-page-break/></text:p>
      <text:p text:style-name="normal"><text:bookmark-start text:name="__RefHeading___Toc1453_3588953239"/><text:span text:style-name="Strong_20_Emphasis">Connection</text:span><text:bookmark-end text:name="__RefHeading___Toc1453_3588953239"/></text:p>
      <text:p text:style-name="Text_20_body">Represents a connection request between two users with a status.</text:p>
      <text:list text:style-name="L10">
        <text:list-header>
          <text:p text:style-name="P98"><text:span text:style-name="Strong_20_Emphasis">Fields:</text:span></text:p>
          <text:list>
            <text:list-item>
              <text:p text:style-name="P98"><text:span text:style-name="Source_20_Text">sender</text:span>: A <text:span text:style-name="Source_20_Text">ForeignKey</text:span> to the <text:span text:style-name="Source_20_Text">User</text:span> model, indicating the user who sent the connection request. When the sender is deleted, the connection request is also deleted.</text:p>
            </text:list-item>
            <text:list-item>
              <text:p text:style-name="P98"><text:span text:style-name="Source_20_Text">receiver</text:span>: A <text:span text:style-name="Source_20_Text">ForeignKey</text:span> to the <text:span text:style-name="Source_20_Text">User</text:span> model, indicating the user who received the connection request. When the receiver is deleted, the connection request is also deleted.</text:p>
            </text:list-item>
            <text:list-item>
              <text:p text:style-name="P98"><text:span text:style-name="Source_20_Text">status</text:span>: A <text:span text:style-name="Source_20_Text">CharField</text:span> with a maximum length of 10, representing the status of the connection request. The choices are:</text:p>
              <text:list>
                <text:list-item>
                  <text:p text:style-name="P98"><text:span text:style-name="Source_20_Text">'pending'</text:span></text:p>
                </text:list-item>
                <text:list-item>
                  <text:p text:style-name="P98"><text:span text:style-name="Source_20_Text">'accepted'</text:span></text:p>
                </text:list-item>
                <text:list-item>
                  <text:p text:style-name="P98"><text:span text:style-name="Source_20_Text">'declined'</text:span></text:p>
                </text:list-item>
              </text:list>
            </text:list-item>
            <text:list-item>
              <text:p text:style-name="P98"><text:span text:style-name="Source_20_Text">created_at</text:span>: A <text:span text:style-name="Source_20_Text">DateTimeField</text:span> that captures the timestamp of when the connection request was created, with the current time as the default.</text:p>
            </text:list-item>
            <text:list-item>
              <text:p text:style-name="P98"><text:span text:style-name="Source_20_Text">updated_at</text:span>: A <text:span text:style-name="Source_20_Text">DateTimeField</text:span> that automatically updates whenever the model instance is saved, reflecting the most recent update.</text:p>
            </text:list-item>
          </text:list>
          <text:p text:style-name="P98"><text:span text:style-name="Strong_20_Emphasis">Meta:</text:span></text:p>
          <text:list>
            <text:list-item>
              <text:p text:style-name="P98"><text:span text:style-name="Source_20_Text">unique_together</text:span>: Ensures that a connection request between the same sender and receiver cannot exist more than once.</text:p>
            </text:list-item>
          </text:list>
          <text:p text:style-name="P98"><text:span text:style-name="Strong_20_Emphasis">Methods:</text:span></text:p>
          <text:list>
            <text:list-item>
              <text:p text:style-name="P97"><text:span text:style-name="Source_20_Text">__str__</text:span>: Returns a string representation of the connection request, including the sender, receiver, and the status of the request.</text:p>
            </text:list-item>
          </text:list>
        </text:list-header>
      </text:list>
      <text:p text:style-name="Horizontal_20_Line"/>
      <text:p text:style-name="normal"><text:bookmark-start text:name="__RefHeading___Toc1451_3588953239"/><text:span text:style-name="Strong_20_Emphasis">ReferenceLetter</text:span><text:bookmark-end text:name="__RefHeading___Toc1451_3588953239"/></text:p>
      <text:p text:style-name="Text_20_body">Represents a reference letter from one user to another with a status.</text:p>
      <text:list text:style-name="L11">
        <text:list-header>
          <text:p text:style-name="P100"><text:span text:style-name="Strong_20_Emphasis">Fields:</text:span></text:p>
          <text:list>
            <text:list-item>
              <text:p text:style-name="P100"><text:span text:style-name="Source_20_Text">author</text:span>: A <text:span text:style-name="Source_20_Text">ForeignKey</text:span> to the <text:span text:style-name="Source_20_Text">User</text:span> model, indicating the user who wrote the reference letter. When the author is deleted, the reference letter is also deleted.</text:p>
            </text:list-item>
            <text:list-item>
              <text:p text:style-name="P100"><text:span text:style-name="Source_20_Text">recipient</text:span>: A <text:span text:style-name="Source_20_Text">ForeignKey</text:span> to the <text:span text:style-name="Source_20_Text">User</text:span> model, indicating the user who receives the reference letter. When the recipient is deleted, the reference letter is also deleted.</text:p>
            </text:list-item>
            <text:list-item>
              <text:p text:style-name="P100"><text:span text:style-name="Source_20_Text">content</text:span>: A <text:span text:style-name="Source_20_Text">TextField</text:span> that holds the content of the reference letter.</text:p>
            </text:list-item>
            <text:list-item>
              <text:p text:style-name="P100"><text:span text:style-name="Source_20_Text">status</text:span>: A <text:span text:style-name="Source_20_Text">CharField</text:span> with a maximum length of 10, representing the status of the reference letter. The choices are:</text:p>
              <text:list>
                <text:list-item>
                  <text:p text:style-name="P100"><text:span text:style-name="Source_20_Text">'pending'</text:span></text:p>
                </text:list-item>
                <text:list-item>
                  <text:p text:style-name="P100"><text:span text:style-name="Source_20_Text">'accepted'</text:span></text:p>
                </text:list-item>
                <text:list-item>
                  <text:p text:style-name="P100"><text:span text:style-name="Source_20_Text">'rejected'</text:span></text:p>
                </text:list-item>
              </text:list>
            </text:list-item>
            <text:list-item>
              <text:p text:style-name="P100"><text:span text:style-name="Source_20_Text">created_at</text:span>: A <text:span text:style-name="Source_20_Text">DateTimeField</text:span> that captures the timestamp of when the reference letter was created, with the current time as the default.</text:p>
            </text:list-item>
          </text:list>
          <text:p text:style-name="P100"><text:span text:style-name="Strong_20_Emphasis">Methods:</text:span></text:p>
          <text:list>
            <text:list-item>
              <text:p text:style-name="P99"><text:span text:style-name="Source_20_Text">__str__</text:span>: Returns a string representation of the reference letter, indicating <text:soft-page-break/>the author and recipient.</text:p>
            </text:list-item>
          </text:list>
        </text:list-header>
      </text:list>
      <text:p text:style-name="P18"><text:bookmark-start text:name="__RefHeading___Toc1437_3588953239"/><text:span text:style-name="Strong_20_Emphasis"><text:span text:style-name="T6">Seekers models:</text:span></text:span><text:bookmark-end text:name="__RefHeading___Toc1437_3588953239"/></text:p>
      <text:p text:style-name="normal"><text:bookmark-start text:name="__RefHeading___Toc1441_3588953239"/><text:span text:style-name="Strong_20_Emphasis">Ability</text:span><text:bookmark-end text:name="__RefHeading___Toc1441_3588953239"/></text:p>
      <text:p text:style-name="Text_20_body">Represents a user's technical skill or ability in a specific technology, with associated experience and proficiency level.</text:p>
      <text:list text:style-name="L12">
        <text:list-header>
          <text:p text:style-name="P102"><text:span text:style-name="Strong_20_Emphasis">Fields:</text:span></text:p>
          <text:list>
            <text:list-item>
              <text:p text:style-name="P102"><text:span text:style-name="Source_20_Text">technology</text:span>: A <text:span text:style-name="Source_20_Text">CharField</text:span> (max length 255) that stores the name of the technology.</text:p>
            </text:list-item>
            <text:list-item>
              <text:p text:style-name="P102"><text:span text:style-name="Source_20_Text">experience_years</text:span>: An <text:span text:style-name="Source_20_Text">IntegerField</text:span> that stores the number of years of experience the user has with the technology.</text:p>
            </text:list-item>
            <text:list-item>
              <text:p text:style-name="P102"><text:span text:style-name="Source_20_Text">proficiency_level</text:span>: A <text:span text:style-name="Source_20_Text">CharField</text:span> with predefined choices, indicating the user's proficiency level in the technology. The available levels are:</text:p>
              <text:list>
                <text:list-item>
                  <text:p text:style-name="P102"><text:span text:style-name="Source_20_Text">'junior'</text:span></text:p>
                </text:list-item>
                <text:list-item>
                  <text:p text:style-name="P102"><text:span text:style-name="Source_20_Text">'middle'</text:span></text:p>
                </text:list-item>
                <text:list-item>
                  <text:p text:style-name="P102"><text:span text:style-name="Source_20_Text">'senior'</text:span></text:p>
                </text:list-item>
                <text:list-item>
                  <text:p text:style-name="P102"><text:span text:style-name="Source_20_Text">'expert'</text:span></text:p>
                </text:list-item>
              </text:list>
            </text:list-item>
          </text:list>
          <text:p text:style-name="P102"><text:span text:style-name="Strong_20_Emphasis">Meta:</text:span></text:p>
          <text:list>
            <text:list-item>
              <text:p text:style-name="P102"><text:span text:style-name="Source_20_Text">unique_together</text:span>: Ensures that a combination of technology, experience years, and proficiency level is unique.</text:p>
            </text:list-item>
            <text:list-item>
              <text:p text:style-name="P102"><text:span text:style-name="Source_20_Text">ordering</text:span>: Orders the abilities by <text:span text:style-name="Source_20_Text">technology</text:span> in ascending order.</text:p>
            </text:list-item>
          </text:list>
          <text:p text:style-name="P102"><text:span text:style-name="Strong_20_Emphasis">Methods:</text:span></text:p>
          <text:list>
            <text:list-item>
              <text:p text:style-name="P101"><text:span text:style-name="Source_20_Text">__str__</text:span>: Returns a string representation of the ability in the format <text:span text:style-name="Source_20_Text">"technology - proficiency level (experience years years)"</text:span>.</text:p>
            </text:list-item>
          </text:list>
        </text:list-header>
      </text:list>
      <text:p text:style-name="Horizontal_20_Line"/>
      <text:p text:style-name="normal"><text:bookmark-start text:name="__RefHeading___Toc1447_3588953239"/><text:span text:style-name="Strong_20_Emphasis">UserProfile</text:span><text:bookmark-end text:name="__RefHeading___Toc1447_3588953239"/></text:p>
      <text:p text:style-name="Text_20_body">Represents the profile of a user, including personal information, abilities, and bookmarked job vacancies.</text:p>
      <text:list text:style-name="L13">
        <text:list-header>
          <text:p text:style-name="P104"><text:span text:style-name="Strong_20_Emphasis">Fields:</text:span></text:p>
          <text:list>
            <text:list-item>
              <text:p text:style-name="P104"><text:span text:style-name="Source_20_Text">user</text:span>: A <text:span text:style-name="Source_20_Text">OneToOneField</text:span> to the <text:span text:style-name="Source_20_Text">User</text:span> model (defined by <text:span text:style-name="Source_20_Text">settings.AUTH_USER_MODEL</text:span>), representing the user this profile belongs to.</text:p>
            </text:list-item>
            <text:list-item>
              <text:p text:style-name="P104"><text:span text:style-name="Source_20_Text">phone</text:span>: A <text:span text:style-name="Source_20_Text">CharField</text:span> (max length 15) to store the user's phone number (optional).</text:p>
            </text:list-item>
            <text:list-item>
              <text:p text:style-name="P104"><text:span text:style-name="Source_20_Text">links</text:span>: A <text:span text:style-name="Source_20_Text">TextField</text:span> to store URLs or other relevant links (optional).</text:p>
            </text:list-item>
            <text:list-item>
              <text:p text:style-name="P104"><text:span text:style-name="Source_20_Text">resume</text:span>: A <text:span text:style-name="Source_20_Text">FileField</text:span> to upload the user's resume (optional). Files are stored under the <text:span text:style-name="Source_20_Text">resumes/</text:span> directory.</text:p>
            </text:list-item>
            <text:list-item>
              <text:p text:style-name="P104"><text:span text:style-name="Source_20_Text">abilities</text:span>: A <text:span text:style-name="Source_20_Text">ManyToManyField</text:span> to the <text:span text:style-name="Source_20_Text">Ability</text:span> model, indicating the user's technical abilities.</text:p>
            </text:list-item>
            <text:list-item>
              <text:p text:style-name="P104"><text:span text:style-name="Source_20_Text">bookmarked_vacancies</text:span>: A <text:span text:style-name="Source_20_Text">ManyToManyField</text:span> to the <text:span text:style-name="Source_20_Text">Vacancy</text:span> model, representing job vacancies the user has bookmarked.</text:p>
            </text:list-item>
          </text:list>
          <text:p text:style-name="P104"><text:span text:style-name="Strong_20_Emphasis">Methods:</text:span></text:p>
          <text:list>
            <text:list-item>
              <text:p text:style-name="P103"><text:span text:style-name="Source_20_Text">__str__</text:span>: Returns the email of the associated user.</text:p>
            </text:list-item>
          </text:list>
        </text:list-header>
      </text:list>
      <text:p text:style-name="Horizontal_20_Line"/>
      <text:p text:style-name="normal"><text:bookmark-start text:name="__RefHeading___Toc1445_3588953239"/><text:soft-page-break/><text:span text:style-name="Strong_20_Emphasis">WorkExperience</text:span><text:bookmark-end text:name="__RefHeading___Toc1445_3588953239"/></text:p>
      <text:p text:style-name="Text_20_body">Represents a user's work experience at a specific company in a specific position.</text:p>
      <text:list text:style-name="L14">
        <text:list-header>
          <text:p text:style-name="P106"><text:span text:style-name="Strong_20_Emphasis">Fields:</text:span></text:p>
          <text:list>
            <text:list-item>
              <text:p text:style-name="P106"><text:span text:style-name="Source_20_Text">user_profile</text:span>: A <text:span text:style-name="Source_20_Text">ForeignKey</text:span> to the <text:span text:style-name="Source_20_Text">UserProfile</text:span> model, representing the user's work experience. When the user profile is deleted, related work experience is also deleted.</text:p>
            </text:list-item>
            <text:list-item>
              <text:p text:style-name="P106"><text:span text:style-name="Source_20_Text">company</text:span>: A <text:span text:style-name="Source_20_Text">ForeignKey</text:span> to the <text:span text:style-name="Source_20_Text">Company</text:span> model, representing the company the user worked at.</text:p>
            </text:list-item>
            <text:list-item>
              <text:p text:style-name="P106"><text:span text:style-name="Source_20_Text">position</text:span>: A <text:span text:style-name="Source_20_Text">ForeignKey</text:span> to the <text:span text:style-name="Source_20_Text">Position</text:span> model, representing the position the user held at the company.</text:p>
            </text:list-item>
            <text:list-item>
              <text:p text:style-name="P106"><text:span text:style-name="Source_20_Text">start_date</text:span>: A <text:span text:style-name="Source_20_Text">DateField</text:span> indicating the date the user started at the company.</text:p>
            </text:list-item>
            <text:list-item>
              <text:p text:style-name="P106"><text:span text:style-name="Source_20_Text">end_date</text:span>: A <text:span text:style-name="Source_20_Text">DateField</text:span> indicating the date the user ended their employment (optional, can be blank).</text:p>
            </text:list-item>
            <text:list-item>
              <text:p text:style-name="P106"><text:span text:style-name="Source_20_Text">description</text:span>: A <text:span text:style-name="Source_20_Text">TextField</text:span> providing additional details about the user's role or work at the company (optional).</text:p>
            </text:list-item>
            <text:list-item>
              <text:p text:style-name="P106"><text:span text:style-name="Source_20_Text">reference</text:span>: A <text:span text:style-name="Source_20_Text">ForeignKey</text:span> to the <text:span text:style-name="Source_20_Text">CustomUser</text:span> model, allowing another user to provide a reference for the user (optional, can be null).</text:p>
            </text:list-item>
            <text:list-item>
              <text:p text:style-name="P106"><text:span text:style-name="Source_20_Text">abilities</text:span>: A <text:span text:style-name="Source_20_Text">ManyToManyField</text:span> to the <text:span text:style-name="Source_20_Text">Ability</text:span> model, representing the abilities the user applied during their work experience.</text:p>
            </text:list-item>
          </text:list>
          <text:p text:style-name="P106"><text:span text:style-name="Strong_20_Emphasis">Methods:</text:span></text:p>
          <text:list>
            <text:list-item>
              <text:p text:style-name="P106"><text:span text:style-name="Source_20_Text">__str__</text:span>: Returns a string representation in the format <text:span text:style-name="Source_20_Text">"user email - company name (position name) [status]"</text:span>, where status indicates whether the job is ongoing or ended with the date.</text:p>
            </text:list-item>
          </text:list>
          <text:p text:style-name="P106"><text:span text:style-name="Strong_20_Emphasis">Meta:</text:span></text:p>
          <text:list>
            <text:list-item>
              <text:p text:style-name="P105"><text:span text:style-name="Source_20_Text">ordering</text:span>: Orders the work experience by <text:span text:style-name="Source_20_Text">start_date</text:span> in descending order (most recent experience first).</text:p>
            </text:list-item>
          </text:list>
        </text:list-header>
      </text:list>
      <text:p text:style-name="Horizontal_20_Line"/>
      <text:p text:style-name="normal"><text:bookmark-start text:name="__RefHeading___Toc1443_3588953239"/><text:span text:style-name="Strong_20_Emphasis">Application</text:span><text:bookmark-end text:name="__RefHeading___Toc1443_3588953239"/></text:p>
      <text:p text:style-name="Text_20_body">Represents a job application made by a user for a specific vacancy.</text:p>
      <text:list text:style-name="L15">
        <text:list-header>
          <text:p text:style-name="P108"><text:span text:style-name="Strong_20_Emphasis">Fields:</text:span></text:p>
          <text:list>
            <text:list-item>
              <text:p text:style-name="P108"><text:span text:style-name="Source_20_Text">user_profile</text:span>: A <text:span text:style-name="Source_20_Text">ForeignKey</text:span> to the <text:span text:style-name="Source_20_Text">UserProfile</text:span> model, representing the user who applied for the job.</text:p>
            </text:list-item>
            <text:list-item>
              <text:p text:style-name="P108"><text:span text:style-name="Source_20_Text">vacancy</text:span>: A <text:span text:style-name="Source_20_Text">ForeignKey</text:span> to the <text:span text:style-name="Source_20_Text">Vacancy</text:span> model, representing the job vacancy the user applied for.</text:p>
            </text:list-item>
            <text:list-item>
              <text:p text:style-name="P108"><text:span text:style-name="Source_20_Text">applied_on</text:span>: A <text:span text:style-name="Source_20_Text">DateTimeField</text:span> that stores the timestamp when the application was submitted, defaulting to the current time.</text:p>
            </text:list-item>
          </text:list>
          <text:p text:style-name="P108"><text:span text:style-name="Strong_20_Emphasis">Methods:</text:span></text:p>
          <text:list>
            <text:list-item>
              <text:p text:style-name="P108"><text:span text:style-name="Source_20_Text">__str__</text:span>: Returns a string representation in the format <text:span text:style-name="Source_20_Text">"user email applied for position name at company name"</text:span>.</text:p>
            </text:list-item>
          </text:list>
          <text:p text:style-name="P108"><text:span text:style-name="Strong_20_Emphasis">Meta:</text:span></text:p>
          <text:list>
            <text:list-item>
              <text:p text:style-name="P107"><text:span text:style-name="Source_20_Text">ordering</text:span>: Orders applications by the <text:span text:style-name="Source_20_Text">applied_on</text:span> field in descending order (most recent applications first).</text:p>
            </text:list-item>
          </text:list>
        </text:list-header>
      </text:list>
      <text:p text:style-name="P116"><text:span text:style-name="Strong_20_Emphasis">Here is the documentation for the CustomUser model:</text:span></text:p>
      <text:p text:style-name="Horizontal_20_Line"><text:soft-page-break/></text:p>
      <text:p text:style-name="normal"><text:bookmark-start text:name="__RefHeading___Toc1419_3588953239"/><text:span text:style-name="Strong_20_Emphasis">CustomUser Model</text:span><text:bookmark-end text:name="__RefHeading___Toc1419_3588953239"/></text:p>
      <text:p text:style-name="Text_20_body">The <text:span text:style-name="Source_20_Text">CustomUser</text:span> model extends the built-in <text:span text:style-name="Source_20_Text">AbstractUser</text:span> model in Django to add a custom field for the user's role. This is used to differentiate between different types of users within the system, such as job seekers, HR professionals, and administrators.</text:p>
      <text:list text:style-name="L20">
        <text:list-item>
          <text:p text:style-name="P117"><text:span text:style-name="Strong_20_Emphasis">Inherits from</text:span>: <text:span text:style-name="Source_20_Text">AbstractUser</text:span> — This means the model includes all the default fields of the Django <text:span text:style-name="Source_20_Text">User</text:span> model, such as <text:span text:style-name="Source_20_Text">username</text:span>, <text:span text:style-name="Source_20_Text">email</text:span>, <text:span text:style-name="Source_20_Text">first_name</text:span>, <text:span text:style-name="Source_20_Text">last_name</text:span>, <text:span text:style-name="Source_20_Text">password</text:span>, etc.</text:p>
        </text:list-item>
      </text:list>
      <text:list xml:id="list2331829916" text:style-name="L23">
        <text:list-header>
          <text:p text:style-name="P123"><text:span text:style-name="Strong_20_Emphasis">Fields:</text:span></text:p>
        </text:list-header>
      </text:list>
      <text:list text:style-name="L21">
        <text:list-item>
          <text:p text:style-name="P118"><text:span text:style-name="Source_20_Text">role</text:span>: A <text:span text:style-name="Source_20_Text">CharField</text:span> with a maximum length of 10, representing the user's role in the system. It has predefined choices:</text:p>
          <text:list>
            <text:list-item>
              <text:p text:style-name="P119"><text:span text:style-name="Source_20_Text">'seeker'</text:span>: A user who is looking for a job (default value).</text:p>
            </text:list-item>
            <text:list-item>
              <text:p text:style-name="P119"><text:span text:style-name="Source_20_Text">'hr'</text:span>: A user who represents a Human Resources professional (e.g., an employer or recruiter).</text:p>
            </text:list-item>
            <text:list-item>
              <text:p text:style-name="P118"><text:span text:style-name="Source_20_Text">'admin'</text:span>: A user with administrative privileges.</text:p>
            </text:list-item>
          </text:list>
          <text:p text:style-name="P118">The <text:span text:style-name="Source_20_Text">role</text:span> field helps categorize users based on their type or function within the system, allowing for role-based access control.</text:p>
        </text:list-item>
      </text:list>
      <text:p text:style-name="P144"><text:span text:style-name="Strong_20_Emphasis"/></text:p>
      <text:p text:style-name="P21"/>
      <text:p text:style-name="normal"><text:bookmark-start text:name="__RefHeading___Toc1435_3588953239"/><text:span text:style-name="Strong_20_Emphasis">Position</text:span><text:bookmark-end text:name="__RefHeading___Toc1435_3588953239"/></text:p>
      <text:p text:style-name="Text_20_body">Represents a job position that can be associated with vacancies in the system. Each position has a unique name.</text:p>
      <text:list text:continue-list="list2331829916" text:style-name="L23">
        <text:list-header>
          <text:p text:style-name="P122"><text:span text:style-name="Strong_20_Emphasis">Fields:</text:span></text:p>
          <text:list>
            <text:list-item>
              <text:p text:style-name="P122"><text:span text:style-name="Source_20_Text">name</text:span>: A <text:span text:style-name="Source_20_Text">CharField</text:span> with a maximum length of 255, representing the name of the position (e.g., "Software Engineer", "Data Scientist"). The field is unique to ensure no duplicate positions.</text:p>
            </text:list-item>
          </text:list>
          <text:p text:style-name="P122"><text:span text:style-name="Strong_20_Emphasis">Methods:</text:span></text:p>
          <text:list>
            <text:list-item>
              <text:p text:style-name="P121"><text:span text:style-name="Source_20_Text">__str__</text:span>: Returns the name of the position.</text:p>
            </text:list-item>
          </text:list>
        </text:list-header>
      </text:list>
      <text:p text:style-name="Horizontal_20_Line"/>
      <text:p text:style-name="normal"><text:bookmark-start text:name="__RefHeading___Toc1433_3588953239"/><text:span text:style-name="Strong_20_Emphasis">EmploymentType</text:span><text:bookmark-end text:name="__RefHeading___Toc1433_3588953239"/></text:p>
      <text:p text:style-name="Text_20_body">Represents the type of employment associated with a vacancy, such as full-time, part-time, contract, etc.</text:p>
      <text:list text:style-name="L24">
        <text:list-header>
          <text:p text:style-name="P125"><text:span text:style-name="Strong_20_Emphasis">Fields:</text:span></text:p>
          <text:list>
            <text:list-item>
              <text:p text:style-name="P125"><text:span text:style-name="Source_20_Text">name</text:span>: A <text:span text:style-name="Source_20_Text">CharField</text:span> with a maximum length of 255, representing the name of the employment type (e.g., "Full-Time", "Part-Time"). This field is unique to avoid duplicate employment types.</text:p>
            </text:list-item>
          </text:list>
          <text:p text:style-name="P125"><text:span text:style-name="Strong_20_Emphasis">Methods:</text:span></text:p>
          <text:list>
            <text:list-item>
              <text:p text:style-name="P124"><text:span text:style-name="Source_20_Text">__str__</text:span>: Returns the name of the employment type.</text:p>
            </text:list-item>
          </text:list>
        </text:list-header>
      </text:list>
      <text:p text:style-name="Horizontal_20_Line"/>
      <text:p text:style-name="normal"><text:bookmark-start text:name="__RefHeading___Toc1431_3588953239"/><text:span text:style-name="Strong_20_Emphasis">Technology</text:span><text:bookmark-end text:name="__RefHeading___Toc1431_3588953239"/></text:p>
      <text:p text:style-name="Text_20_body">Represents a technology that might be required or used in a job vacancy, such as <text:soft-page-break/>programming languages, frameworks, or tools.</text:p>
      <text:list text:style-name="L25">
        <text:list-header>
          <text:p text:style-name="P127"><text:span text:style-name="Strong_20_Emphasis">Fields:</text:span></text:p>
          <text:list>
            <text:list-item>
              <text:p text:style-name="P127"><text:span text:style-name="Source_20_Text">technology_name</text:span>: A <text:span text:style-name="Source_20_Text">CharField</text:span> with a maximum length of 255, representing the name of the technology (e.g., "Python", "React"). This field is unique to ensure no duplicate technologies.</text:p>
            </text:list-item>
          </text:list>
          <text:p text:style-name="P127"><text:span text:style-name="Strong_20_Emphasis">Methods:</text:span></text:p>
          <text:list>
            <text:list-item>
              <text:p text:style-name="P126"><text:span text:style-name="Source_20_Text">__str__</text:span>: Returns the name of the technology.</text:p>
            </text:list-item>
          </text:list>
        </text:list-header>
      </text:list>
      <text:p text:style-name="Horizontal_20_Line"/>
      <text:p text:style-name="normal"><text:bookmark-start text:name="__RefHeading___Toc1421_3588953239"/><text:span text:style-name="Strong_20_Emphasis">Vacancy</text:span><text:bookmark-end text:name="__RefHeading___Toc1421_3588953239"/></text:p>
      <text:p text:style-name="Text_20_body">Represents a job vacancy within a company, detailing the position, salary range, location, and the technologies and employment types required for the role.</text:p>
      <text:list text:style-name="L26">
        <text:list-header>
          <text:p text:style-name="P128"><text:span text:style-name="Strong_20_Emphasis">Fields:</text:span></text:p>
          <text:list>
            <text:list-item>
              <text:p text:style-name="P128"><text:span text:style-name="Source_20_Text">position_name</text:span>: A <text:span text:style-name="Source_20_Text">ForeignKey</text:span> to the <text:span text:style-name="Source_20_Text">Position</text:span> model, representing the job position for the vacancy.</text:p>
            </text:list-item>
            <text:list-item>
              <text:p text:style-name="P128"><text:span text:style-name="Source_20_Text">salary_start</text:span>: A <text:span text:style-name="Source_20_Text">DecimalField</text:span> that represents the starting salary for the vacancy (optional, can be null).</text:p>
            </text:list-item>
            <text:list-item>
              <text:p text:style-name="P128"><text:span text:style-name="Source_20_Text">salary_end</text:span>: A <text:span text:style-name="Source_20_Text">DecimalField</text:span> that represents the ending salary for the vacancy (optional, can be null).</text:p>
            </text:list-item>
            <text:list-item>
              <text:p text:style-name="P128"><text:span text:style-name="Source_20_Text">currency</text:span>: A <text:span text:style-name="Source_20_Text">CharField</text:span> that represents the currency for the salary, with predefined choices:</text:p>
              <text:list>
                <text:list-item>
                  <text:p text:style-name="P128"><text:span text:style-name="Source_20_Text">"KZT"</text:span>: Kazakhstani Tenge (₸)</text:p>
                </text:list-item>
                <text:list-item>
                  <text:p text:style-name="P128"><text:span text:style-name="Source_20_Text">"RUB"</text:span>: Russian Ruble (₽)</text:p>
                </text:list-item>
                <text:list-item>
                  <text:p text:style-name="P128"><text:span text:style-name="Source_20_Text">"EUR"</text:span>: Euro (€)</text:p>
                </text:list-item>
                <text:list-item>
                  <text:p text:style-name="P128"><text:span text:style-name="Source_20_Text">"USD"</text:span>: United States Dollar ($)</text:p>
                </text:list-item>
              </text:list>
            </text:list-item>
            <text:list-item>
              <text:p text:style-name="P128"><text:span text:style-name="Source_20_Text">company</text:span>: A <text:span text:style-name="Source_20_Text">ForeignKey</text:span> to the <text:span text:style-name="Source_20_Text">Company</text:span> model, indicating the company offering the job vacancy.</text:p>
            </text:list-item>
            <text:list-item>
              <text:p text:style-name="P128"><text:span text:style-name="Source_20_Text">location</text:span>: A <text:span text:style-name="Source_20_Text">ForeignKey</text:span> to the <text:span text:style-name="Source_20_Text">Location</text:span> model, representing the location of the job vacancy.</text:p>
            </text:list-item>
            <text:list-item>
              <text:p text:style-name="P128"><text:span text:style-name="Source_20_Text">employment_type</text:span>: A <text:span text:style-name="Source_20_Text">ManyToManyField</text:span> to the <text:span text:style-name="Source_20_Text">EmploymentType</text:span> model, indicating the type of employment for the vacancy (e.g., full-time, part-time). Multiple types can be associated with a single vacancy.</text:p>
            </text:list-item>
            <text:list-item>
              <text:p text:style-name="P128"><text:span text:style-name="Source_20_Text">technology</text:span>: A <text:span text:style-name="Source_20_Text">ManyToManyField</text:span> to the <text:span text:style-name="Source_20_Text">Technology</text:span> model, representing the technologies required or preferred for the vacancy (e.g., Python, React).</text:p>
            </text:list-item>
            <text:list-item>
              <text:p text:style-name="P128"><text:span text:style-name="Source_20_Text">is_active</text:span>: A <text:span text:style-name="Source_20_Text">BooleanField</text:span> that indicates whether the vacancy is currently active. If set to <text:span text:style-name="Source_20_Text">True</text:span>, the vacancy is active; if <text:span text:style-name="Source_20_Text">False</text:span>, the vacancy is inactive and should not be visible to potential applicants.</text:p>
            </text:list-item>
            <text:list-item>
              <text:p text:style-name="P128"><text:span text:style-name="Source_20_Text">applications</text:span>: A <text:span text:style-name="Source_20_Text">ManyToManyField</text:span> to the <text:span text:style-name="Source_20_Text">User</text:span> model (defined by <text:span text:style-name="Source_20_Text">settings.AUTH_USER_MODEL</text:span>), representing the users who have applied for the vacancy.</text:p>
            </text:list-item>
          </text:list>
          <text:p text:style-name="P128"><text:span text:style-name="Strong_20_Emphasis">Methods:</text:span></text:p>
          <text:list>
            <text:list-item>
              <text:p text:style-name="P129"><text:span text:style-name="Source_20_Text">__str__</text:span>: Returns a string representation in the format: <text:span text:style-name="Source_20_Text">"position name at company name"</text:span> (e.g., "Software Engineer at Acme Corp").</text:p>
            </text:list-item>
          </text:list>
        </text:list-header>
      </text:list>
      <text:p text:style-name="P16"><text:bookmark text:name="_zjb2f7mqyu9"/><text:bookmark-start text:name="__RefHeading___Toc1380_3588953239"/><text:soft-page-break/><text:line-break/>3.2 Class Diagrams<text:bookmark-end text:name="__RefHeading___Toc1380_3588953239"/></text:p>
      <text:p text:style-name="P6"><text:bookmark text:name="_57t66ik86urw"/><text:bookmark-start text:name="__RefHeading___Toc1378_3588953239"/><text:line-break/>3.3 Database Schema<text:bookmark-end text:name="__RefHeading___Toc1378_3588953239"/></text:p>
      <text:p text:style-name="Standard"/>
      <text:p text:style-name="P9"><text:bookmark text:name="_7xd9gifsdc01"/><text:bookmark-start text:name="__RefHeading___Toc1336_3588953239"/>API Documentation<text:bookmark-end text:name="__RefHeading___Toc1336_3588953239"/></text:p>
      <text:p text:style-name="P6"><text:bookmark text:name="_jyvcl0mx9w08"/><text:bookmark-start text:name="__RefHeading___Toc1376_3588953239"/><text:span text:style-name="T1"><text:line-break/></text:span>4.1 Overview of API Endpoints<text:bookmark-end text:name="__RefHeading___Toc1376_3588953239"/></text:p>
      <text:p text:style-name="P6"><text:bookmark text:name="_tiqdjxbomv94"/><text:bookmark-start text:name="__RefHeading___Toc1374_3588953239"/>4.2 Endpoint Details<text:bookmark-end text:name="__RefHeading___Toc1374_3588953239"/></text:p>
      <text:p text:style-name="Standard"/>
      <text:list text:style-name="WWNum1">
        <text:list-item>
          <text:p text:style-name="P38">Endpoint Name, Method, URL</text:p>
        </text:list-item>
        <text:list-item>
          <text:p text:style-name="P39">Input Parameters and Payload</text:p>
        </text:list-item>
        <text:list-item>
          <text:p text:style-name="P39">Responses (Success and Error)</text:p>
        </text:list-item>
        <text:list-item>
          <text:p text:style-name="P40">Example Requests and Responses</text:p>
        </text:list-item>
      </text:list>
      <text:p text:style-name="P2"><text:bookmark text:name="_huy8nndqekpr"/><text:bookmark-start text:name="__RefHeading___Toc1372_3588953239"/>4.3 Authentication and Authorization<text:bookmark-end text:name="__RefHeading___Toc1372_3588953239"/></text:p>
      <text:p text:style-name="P9"><text:bookmark text:name="_wf8vcd3phpi6"/><text:bookmark-start text:name="__RefHeading___Toc1334_3588953239"/>Specific Views<text:bookmark-end text:name="__RefHeading___Toc1334_3588953239"/></text:p>
      <text:p text:style-name="P6"><text:bookmark text:name="_83kmw07u7s5h"/><text:bookmark-start text:name="__RefHeading___Toc1370_3588953239"/><text:span text:style-name="T1"><text:line-break/></text:span>5.1 Frontend Views and Interactions<text:bookmark-end text:name="__RefHeading___Toc1370_3588953239"/></text:p>
      <text:p text:style-name="P6"><text:bookmark text:name="_38wjcsbve8hw"/><text:bookmark-start text:name="__RefHeading___Toc1368_3588953239"/><text:line-break/>5.2 Backend Logic and Workflow<text:bookmark-end text:name="__RefHeading___Toc1368_3588953239"/></text:p>
      <text:p text:style-name="Standard"/>
      <text:p text:style-name="P4"><text:bookmark text:name="_9diy2wo4zjz2"/><text:bookmark-start text:name="__RefHeading___Toc1332_3588953239"/><text:soft-page-break/>Setup Instructions<text:bookmark-end text:name="__RefHeading___Toc1332_3588953239"/></text:p>
      <text:p text:style-name="P6"><text:bookmark text:name="_w4404ztbvhmu"/><text:bookmark-start text:name="__RefHeading___Toc1366_3588953239"/><text:span text:style-name="T1"><text:line-break/></text:span>6.1 Prerequisites<text:bookmark-end text:name="__RefHeading___Toc1366_3588953239"/></text:p>
      <text:p text:style-name="P6"><text:bookmark text:name="_1hlwzcpp164"/><text:bookmark-start text:name="__RefHeading___Toc1364_3588953239"/><text:line-break/>6.2 Local Development Setup<text:bookmark-end text:name="__RefHeading___Toc1364_3588953239"/></text:p>
      <text:p text:style-name="P6"><text:bookmark text:name="_1kbid28nz1rb"/><text:bookmark-start text:name="__RefHeading___Toc1362_3588953239"/>6.3 Deployment Process<text:bookmark-end text:name="__RefHeading___Toc1362_3588953239"/></text:p>
      <text:p text:style-name="P6"><text:bookmark text:name="_72vywevib5mz"/><text:bookmark-start text:name="__RefHeading___Toc1360_3588953239"/>6.4 Configuration Details<text:bookmark-end text:name="__RefHeading___Toc1360_3588953239"/></text:p>
      <text:p text:style-name="Heading_20_1"><text:bookmark text:name="_boqzze4f2zl3"/><text:bookmark-start text:name="__RefHeading___Toc1330_3588953239"/>Testing and Validation<text:bookmark-end text:name="__RefHeading___Toc1330_3588953239"/></text:p>
      <text:p text:style-name="Heading_20_2"><text:bookmark text:name="_gq952aiohvia"/><text:bookmark-start text:name="__RefHeading___Toc1358_3588953239"/><text:line-break/>7.1 Test Cases for Functional Requirements <text:bookmark-end text:name="__RefHeading___Toc1358_3588953239"/></text:p>
      <text:p text:style-name="P6"><text:bookmark text:name="_j0sgkde0c1v2"/><text:bookmark-start text:name="__RefHeading___Toc1356_3588953239"/>7.2 Automated Tests (Unit and Integration)<text:bookmark-end text:name="__RefHeading___Toc1356_3588953239"/></text:p>
      <text:p text:style-name="P6"><text:bookmark text:name="_pqm801ijmoj"/><text:bookmark-start text:name="__RefHeading___Toc1354_3588953239"/>7.3 Manual Testing Instructions<text:bookmark-end text:name="__RefHeading___Toc1354_3588953239"/></text:p>
      <text:p text:style-name="P9"><text:bookmark text:name="_hefcluy4qlf2"/><text:bookmark-start text:name="__RefHeading___Toc1328_3588953239"/>Additional Information<text:bookmark-end text:name="__RefHeading___Toc1328_3588953239"/></text:p>
      <text:p text:style-name="P6"><text:bookmark text:name="_xde4k7ddj0jk"/><text:bookmark-start text:name="__RefHeading___Toc1352_3588953239"/>8.1 Limitations and Known Issues<text:bookmark-end text:name="__RefHeading___Toc1352_3588953239"/></text:p>
      <text:p text:style-name="P6"><text:bookmark text:name="_yyrqq85yud7p"/><text:bookmark-start text:name="__RefHeading___Toc1350_3588953239"/><text:line-break/>8.2 Future Enhancements<text:bookmark-end text:name="__RefHeading___Toc1350_3588953239"/></text:p>
      <text:p text:style-name="P4"><text:bookmark text:name="_y4zstb1utfwr"/><text:bookmark-start text:name="__RefHeading___Toc1326_3588953239"/>Appendices<text:bookmark-end text:name="__RefHeading___Toc1326_3588953239"/></text:p>
      <text:p text:style-name="P6"><text:bookmark text:name="_bfv7aaivkt7v"/><text:bookmark-start text:name="__RefHeading___Toc1348_3588953239"/><text:line-break/>9.1 Glossary<text:bookmark-end text:name="__RefHeading___Toc1348_3588953239"/></text:p>
      <text:p text:style-name="P6"><text:bookmark text:name="_7rrpy6fgx5ja"/><text:bookmark-start text:name="__RefHeading___Toc1346_3588953239"/><text:line-break/>9.2 References<text:line-break/><text:line-break/><text:bookmark-end text:name="__RefHeading___Toc1346_3588953239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" fo:font-family="Times" style:font-family-generic="roman" style:font-pitch="variable" fo:font-size="12pt" style:text-underline-style="none"/>
    </style:style>
    <style:style style:name="ListLabel_20_20" style:display-name="ListLabel 20" style:family="text">
      <style:text-properties style:font-name="Times" fo:font-family="Times" style:font-family-generic="roman" style:font-pitch="variable"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="Times" fo:font-family="Times" style:font-family-generic="roman" style:font-pitch="variable"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" fo:font-family="Times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" fo:font-family="Times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" fo:font-family="Times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Times" fo:font-family="Times" style:font-family-generic="roman" style:font-pitch="variable" fo:font-size="12pt" style:text-underline-style="none"/>
    </style:style>
    <style:style style:name="ListLabel_20_57" style:display-name="ListLabel 57" style:family="text">
      <style:text-properties style:font-name="Times" fo:font-family="Times" style:font-family-generic="roman" style:font-pitch="variable" fo:font-size="12pt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font-name="Times" fo:font-family="Times" style:font-family-generic="roman" style:font-pitch="variable" fo:font-size="12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" fo:font-family="Times" style:font-family-generic="roman" style:font-pitch="variable" fo:font-size="12pt" style:text-underline-style="none"/>
    </style:style>
    <style:style style:name="ListLabel_20_92" style:display-name="ListLabel 92" style:family="text">
      <style:text-properties style:font-name="Times" fo:font-family="Times" style:font-family-generic="roman" style:font-pitch="variable" fo:font-size="12pt"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mes" fo:font-family="Times" style:font-family-generic="roman" style:font-pitch="variable" fo:font-size="12pt" style:text-underline-style="none"/>
    </style:style>
    <style:style style:name="ListLabel_20_101" style:display-name="ListLabel 101" style:family="text">
      <style:text-properties style:font-name="Times" fo:font-family="Times" style:font-family-generic="roman" style:font-pitch="variable" fo:font-size="12pt"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Times" fo:font-family="Times" style:font-family-generic="roman" style:font-pitch="variable" fo:font-size="12pt" style:text-underline-style="none"/>
    </style:style>
    <style:style style:name="ListLabel_20_110" style:display-name="ListLabel 110" style:family="text">
      <style:text-properties style:font-name="Times" fo:font-family="Times" style:font-family-generic="roman" style:font-pitch="variable" fo:font-size="12pt"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" fo:font-family="Times" style:font-family-generic="roman" style:font-pitch="variable" fo:font-size="12pt" style:text-underline-style="none"/>
    </style:style>
    <style:style style:name="ListLabel_20_119" style:display-name="ListLabel 119" style:family="text">
      <style:text-properties style:font-name="Times" fo:font-family="Times" style:font-family-generic="roman" style:font-pitch="variable" fo:font-size="12pt"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Times" fo:font-family="Times" style:font-family-generic="roman" style:font-pitch="variable" fo:font-size="12pt" style:text-underline-style="none"/>
    </style:style>
    <style:style style:name="ListLabel_20_128" style:display-name="ListLabel 128" style:family="text">
      <style:text-properties style:font-name="Times" fo:font-family="Times" style:font-family-generic="roman" style:font-pitch="variable" fo:font-size="12pt"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2-10T19:08:47.626456456</dc:date>
    <meta:editing-duration>PT32M26S</meta:editing-duration>
    <meta:editing-cycles>7</meta:editing-cycles>
    <meta:document-statistic meta:table-count="0" meta:image-count="0" meta:object-count="0" meta:page-count="16" meta:paragraph-count="370" meta:word-count="3127" meta:character-count="19936" meta:non-whitespace-character-count="17371"/>
  </office:meta>
</office:document-meta>
</file>